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agerankByCalc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>
            <text:p>i</text:p>
          </table:table-cell>
          <table:table-cell office:value-type="string">
            <text:p>J </text:p>
          </table:table-cell>
          <table:table-cell office:value-type="string">
            <text:p>JP </text:p>
          </table:table-cell>
          <table:table-cell office:value-type="string">
            <text:p>JPL</text:p>
          </table:table-cell>
          <table:table-cell office:value-type="string">
            <text:p>M</text:p>
            <draw:frame table:end-cell-address="PagerankByCalc.L22" table:end-x="2.202cm" table:end-y="0.399cm" draw:z-index="0" draw:style-name="gr1" draw:text-style-name="P1" svg:width="15.806cm" svg:height="9.883cm" svg:x="2.203cm" svg:y="0cm">
              <draw:object draw:notify-on-update-of-ranges="PagerankByCalc.A2:PagerankByCalc.A47 PagerankByCalc.B1:PagerankByCalc.B1 PagerankByCalc.B2:PagerankByCalc.B47 PagerankByCalc.A2:PagerankByCalc.A47 PagerankByCalc.C1:PagerankByCalc.C1 PagerankByCalc.C2:PagerankByCalc.C47 PagerankByCalc.A2:PagerankByCalc.A47 PagerankByCalc.D1:PagerankByCalc.D1 PagerankByCalc.D2:PagerankByCalc.D47 PagerankByCalc.A2:PagerankByCalc.A47 PagerankByCalc.E1:PagerankByCalc.E1 PagerankByCalc.E2:PagerankByCalc.E4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percentage" office:value="0.25">
            <text:p>25%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D2]/3" office:value-type="percentage" office:value="0.0833333333333333">
            <text:p>8%</text:p>
          </table:table-cell>
          <table:table-cell table:formula="of:=[.B2]+[.C2]/2+[.D2]/3+[.E2]" office:value-type="percentage" office:value="0.708333333333333">
            <text:p>71%</text:p>
          </table:table-cell>
          <table:table-cell table:formula="of:=[.C2]/2" office:value-type="percentage" office:value="0.125">
            <text:p>13%</text:p>
          </table:table-cell>
          <table:table-cell table:formula="of:=[.D2]/3" office:value-type="percentage" office:value="0.0833333333333333">
            <text:p>8%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D3]/3" office:value-type="percentage" office:value="0.0416666666666667">
            <text:p>4%</text:p>
          </table:table-cell>
          <table:table-cell table:formula="of:=[.B3]+[.C3]/2+[.D3]/3+[.E3]" office:value-type="percentage" office:value="0.5625">
            <text:p>56%</text:p>
          </table:table-cell>
          <table:table-cell table:formula="of:=[.C3]/2" office:value-type="percentage" office:value="0.354166666666667">
            <text:p>35%</text:p>
          </table:table-cell>
          <table:table-cell table:formula="of:=[.D3]/3" office:value-type="percentage" office:value="0.0416666666666667">
            <text:p>4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D4]/3" office:value-type="percentage" office:value="0.118055555555556">
            <text:p>12%</text:p>
          </table:table-cell>
          <table:table-cell table:formula="of:=[.B4]+[.C4]/2+[.D4]/3+[.E4]" office:value-type="percentage" office:value="0.482638888888889">
            <text:p>48%</text:p>
          </table:table-cell>
          <table:table-cell table:formula="of:=[.C4]/2" office:value-type="percentage" office:value="0.28125">
            <text:p>28%</text:p>
          </table:table-cell>
          <table:table-cell table:formula="of:=[.D4]/3" office:value-type="percentage" office:value="0.118055555555556">
            <text:p>12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D5]/3" office:value-type="percentage" office:value="0.09375">
            <text:p>9%</text:p>
          </table:table-cell>
          <table:table-cell table:formula="of:=[.B5]+[.C5]/2+[.D5]/3+[.E5]" office:value-type="percentage" office:value="0.571180555555556">
            <text:p>57%</text:p>
          </table:table-cell>
          <table:table-cell table:formula="of:=[.C5]/2" office:value-type="percentage" office:value="0.241319444444444">
            <text:p>24%</text:p>
          </table:table-cell>
          <table:table-cell table:formula="of:=[.D5]/3" office:value-type="percentage" office:value="0.09375">
            <text:p>9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D6]/3" office:value-type="percentage" office:value="0.0804398148148148">
            <text:p>8%</text:p>
          </table:table-cell>
          <table:table-cell table:formula="of:=[.B6]+[.C6]/2+[.D6]/3+[.E6]" office:value-type="percentage" office:value="0.553530092592593">
            <text:p>55%</text:p>
          </table:table-cell>
          <table:table-cell table:formula="of:=[.C6]/2" office:value-type="percentage" office:value="0.285590277777778">
            <text:p>29%</text:p>
          </table:table-cell>
          <table:table-cell table:formula="of:=[.D6]/3" office:value-type="percentage" office:value="0.0804398148148148">
            <text:p>8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D7]/3" office:value-type="percentage" office:value="0.0951967592592593">
            <text:p>10%</text:p>
          </table:table-cell>
          <table:table-cell table:formula="of:=[.B7]+[.C7]/2+[.D7]/3+[.E7]" office:value-type="percentage" office:value="0.532841435185185">
            <text:p>53%</text:p>
          </table:table-cell>
          <table:table-cell table:formula="of:=[.C7]/2" office:value-type="percentage" office:value="0.276765046296296">
            <text:p>28%</text:p>
          </table:table-cell>
          <table:table-cell table:formula="of:=[.D7]/3" office:value-type="percentage" office:value="0.0951967592592593">
            <text:p>1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D8]/3" office:value-type="percentage" office:value="0.0922550154320988">
            <text:p>9%</text:p>
          </table:table-cell>
          <table:table-cell table:formula="of:=[.B8]+[.C8]/2+[.D8]/3+[.E8]" office:value-type="percentage" office:value="0.54906925154321">
            <text:p>55%</text:p>
          </table:table-cell>
          <table:table-cell table:formula="of:=[.C8]/2" office:value-type="percentage" office:value="0.266420717592593">
            <text:p>27%</text:p>
          </table:table-cell>
          <table:table-cell table:formula="of:=[.D8]/3" office:value-type="percentage" office:value="0.0922550154320988">
            <text:p>9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D9]/3" office:value-type="percentage" office:value="0.0888069058641975">
            <text:p>9%</text:p>
          </table:table-cell>
          <table:table-cell table:formula="of:=[.B9]+[.C9]/2+[.D9]/3+[.E9]" office:value-type="percentage" office:value="0.5478515625">
            <text:p>55%</text:p>
          </table:table-cell>
          <table:table-cell table:formula="of:=[.C9]/2" office:value-type="percentage" office:value="0.274534625771605">
            <text:p>27%</text:p>
          </table:table-cell>
          <table:table-cell table:formula="of:=[.D9]/3" office:value-type="percentage" office:value="0.0888069058641975">
            <text:p>9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D10]/3" office:value-type="percentage" office:value="0.0915115419238683">
            <text:p>9%</text:p>
          </table:table-cell>
          <table:table-cell table:formula="of:=[.B10]+[.C10]/2+[.D10]/3+[.E10]" office:value-type="percentage" office:value="0.543051134902263">
            <text:p>54%</text:p>
          </table:table-cell>
          <table:table-cell table:formula="of:=[.C10]/2" office:value-type="percentage" office:value="0.27392578125">
            <text:p>27%</text:p>
          </table:table-cell>
          <table:table-cell table:formula="of:=[.D10]/3" office:value-type="percentage" office:value="0.0915115419238683">
            <text:p>9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D11]/3" office:value-type="percentage" office:value="0.09130859375">
            <text:p>9%</text:p>
          </table:table-cell>
          <table:table-cell table:formula="of:=[.B11]+[.C11]/2+[.D11]/3+[.E11]" office:value-type="percentage" office:value="0.545857245048868">
            <text:p>55%</text:p>
          </table:table-cell>
          <table:table-cell table:formula="of:=[.C11]/2" office:value-type="percentage" office:value="0.271525567451132">
            <text:p>27%</text:p>
          </table:table-cell>
          <table:table-cell table:formula="of:=[.D11]/3" office:value-type="percentage" office:value="0.09130859375">
            <text:p>9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D12]/3" office:value-type="percentage" office:value="0.0905085224837105">
            <text:p>9%</text:p>
          </table:table-cell>
          <table:table-cell table:formula="of:=[.B12]+[.C12]/2+[.D12]/3+[.E12]" office:value-type="percentage" office:value="0.546054332508145">
            <text:p>55%</text:p>
          </table:table-cell>
          <table:table-cell table:formula="of:=[.C12]/2" office:value-type="percentage" office:value="0.272928622524434">
            <text:p>27%</text:p>
          </table:table-cell>
          <table:table-cell table:formula="of:=[.D12]/3" office:value-type="percentage" office:value="0.0905085224837105">
            <text:p>9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D13]/3" office:value-type="percentage" office:value="0.0909762075081447">
            <text:p>9%</text:p>
          </table:table-cell>
          <table:table-cell table:formula="of:=[.B13]+[.C13]/2+[.D13]/3+[.E13]" office:value-type="percentage" office:value="0.545020418729638">
            <text:p>55%</text:p>
          </table:table-cell>
          <table:table-cell table:formula="of:=[.C13]/2" office:value-type="percentage" office:value="0.273027166254072">
            <text:p>27%</text:p>
          </table:table-cell>
          <table:table-cell table:formula="of:=[.D13]/3" office:value-type="percentage" office:value="0.0909762075081447">
            <text:p>9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D14]/3" office:value-type="percentage" office:value="0.0910090554180241">
            <text:p>9%</text:p>
          </table:table-cell>
          <table:table-cell table:formula="of:=[.B14]+[.C14]/2+[.D14]/3+[.E14]" office:value-type="percentage" office:value="0.545471679799133">
            <text:p>55%</text:p>
          </table:table-cell>
          <table:table-cell table:formula="of:=[.C14]/2" office:value-type="percentage" office:value="0.272510209364819">
            <text:p>27%</text:p>
          </table:table-cell>
          <table:table-cell table:formula="of:=[.D14]/3" office:value-type="percentage" office:value="0.0910090554180241">
            <text:p>9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D15]/3" office:value-type="percentage" office:value="0.0908367364549397">
            <text:p>9%</text:p>
          </table:table-cell>
          <table:table-cell table:formula="of:=[.B15]+[.C15]/2+[.D15]/3+[.E15]" office:value-type="percentage" office:value="0.545590687190554">
            <text:p>55%</text:p>
          </table:table-cell>
          <table:table-cell table:formula="of:=[.C15]/2" office:value-type="percentage" office:value="0.272735839899566">
            <text:p>27%</text:p>
          </table:table-cell>
          <table:table-cell table:formula="of:=[.D15]/3" office:value-type="percentage" office:value="0.0908367364549397">
            <text:p>9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D16]/3" office:value-type="percentage" office:value="0.0909119466331888">
            <text:p>9%</text:p>
          </table:table-cell>
          <table:table-cell table:formula="of:=[.B16]+[.C16]/2+[.D16]/3+[.E16]" office:value-type="percentage" office:value="0.545380763138345">
            <text:p>55%</text:p>
          </table:table-cell>
          <table:table-cell table:formula="of:=[.C16]/2" office:value-type="percentage" office:value="0.272795343595277">
            <text:p>27%</text:p>
          </table:table-cell>
          <table:table-cell table:formula="of:=[.D16]/3" office:value-type="percentage" office:value="0.0909119466331888">
            <text:p>9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D17]/3" office:value-type="percentage" office:value="0.0909317811984257">
            <text:p>9%</text:p>
          </table:table-cell>
          <table:table-cell table:formula="of:=[.B17]+[.C17]/2+[.D17]/3+[.E17]" office:value-type="percentage" office:value="0.545446056033976">
            <text:p>55%</text:p>
          </table:table-cell>
          <table:table-cell table:formula="of:=[.C17]/2" office:value-type="percentage" office:value="0.272690381569173">
            <text:p>27%</text:p>
          </table:table-cell>
          <table:table-cell table:formula="of:=[.D17]/3" office:value-type="percentage" office:value="0.0909317811984257">
            <text:p>9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D18]/3" office:value-type="percentage" office:value="0.0908967938563909">
            <text:p>9%</text:p>
          </table:table-cell>
          <table:table-cell table:formula="of:=[.B18]+[.C18]/2+[.D18]/3+[.E18]" office:value-type="percentage" office:value="0.54548338427023">
            <text:p>55%</text:p>
          </table:table-cell>
          <table:table-cell table:formula="of:=[.C18]/2" office:value-type="percentage" office:value="0.272723028016988">
            <text:p>27%</text:p>
          </table:table-cell>
          <table:table-cell table:formula="of:=[.D18]/3" office:value-type="percentage" office:value="0.0908967938563909">
            <text:p>9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D19]/3" office:value-type="percentage" office:value="0.0909076760056626">
            <text:p>9%</text:p>
          </table:table-cell>
          <table:table-cell table:formula="of:=[.B19]+[.C19]/2+[.D19]/3+[.E19]" office:value-type="percentage" office:value="0.545442955853559">
            <text:p>55%</text:p>
          </table:table-cell>
          <table:table-cell table:formula="of:=[.C19]/2" office:value-type="percentage" office:value="0.272741692135115">
            <text:p>27%</text:p>
          </table:table-cell>
          <table:table-cell table:formula="of:=[.D19]/3" office:value-type="percentage" office:value="0.0909076760056626">
            <text:p>9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D20]/3" office:value-type="percentage" office:value="0.0909138973783717">
            <text:p>9%</text:p>
          </table:table-cell>
          <table:table-cell table:formula="of:=[.B20]+[.C20]/2+[.D20]/3+[.E20]" office:value-type="percentage" office:value="0.545450727316477">
            <text:p>55%</text:p>
          </table:table-cell>
          <table:table-cell table:formula="of:=[.C20]/2" office:value-type="percentage" office:value="0.27272147792678">
            <text:p>27%</text:p>
          </table:table-cell>
          <table:table-cell table:formula="of:=[.D20]/3" office:value-type="percentage" office:value="0.0909138973783717">
            <text:p>9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D21]/3" office:value-type="percentage" office:value="0.0909071593089266">
            <text:p>9%</text:p>
          </table:table-cell>
          <table:table-cell table:formula="of:=[.B21]+[.C21]/2+[.D21]/3+[.E21]" office:value-type="percentage" office:value="0.545460317723908">
            <text:p>55%</text:p>
          </table:table-cell>
          <table:table-cell table:formula="of:=[.C21]/2" office:value-type="percentage" office:value="0.272725363658238">
            <text:p>27%</text:p>
          </table:table-cell>
          <table:table-cell table:formula="of:=[.D21]/3" office:value-type="percentage" office:value="0.0909071593089266">
            <text:p>9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D22]/3" office:value-type="percentage" office:value="0.0909084545527461">
            <text:p>9%</text:p>
          </table:table-cell>
          <table:table-cell table:formula="of:=[.B22]+[.C22]/2+[.D22]/3+[.E22]" office:value-type="percentage" office:value="0.545452932032553">
            <text:p>55%</text:p>
          </table:table-cell>
          <table:table-cell table:formula="of:=[.C22]/2" office:value-type="percentage" office:value="0.272730158861954">
            <text:p>27%</text:p>
          </table:table-cell>
          <table:table-cell table:formula="of:=[.D22]/3" office:value-type="percentage" office:value="0.0909084545527461">
            <text:p>9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D23]/3" office:value-type="percentage" office:value="0.0909100529539847">
            <text:p>9%</text:p>
          </table:table-cell>
          <table:table-cell table:formula="of:=[.B23]+[.C23]/2+[.D23]/3+[.E23]" office:value-type="percentage" office:value="0.545453428075754">
            <text:p>55%</text:p>
          </table:table-cell>
          <table:table-cell table:formula="of:=[.C23]/2" office:value-type="percentage" office:value="0.272726466016277">
            <text:p>27%</text:p>
          </table:table-cell>
          <table:table-cell table:formula="of:=[.D23]/3" office:value-type="percentage" office:value="0.0909100529539847">
            <text:p>9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D24]/3" office:value-type="percentage" office:value="0.0909088220054256">
            <text:p>9%</text:p>
          </table:table-cell>
          <table:table-cell table:formula="of:=[.B24]+[.C24]/2+[.D24]/3+[.E24]" office:value-type="percentage" office:value="0.545455641951272">
            <text:p>55%</text:p>
          </table:table-cell>
          <table:table-cell table:formula="of:=[.C24]/2" office:value-type="percentage" office:value="0.272726714037877">
            <text:p>27%</text:p>
          </table:table-cell>
          <table:table-cell table:formula="of:=[.D24]/3" office:value-type="percentage" office:value="0.0909088220054256">
            <text:p>9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D25]/3" office:value-type="percentage" office:value="0.0909089046792923">
            <text:p>9%</text:p>
          </table:table-cell>
          <table:table-cell table:formula="of:=[.B25]+[.C25]/2+[.D25]/3+[.E25]" office:value-type="percentage" office:value="0.545454369665779">
            <text:p>55%</text:p>
          </table:table-cell>
          <table:table-cell table:formula="of:=[.C25]/2" office:value-type="percentage" office:value="0.272727820975636">
            <text:p>27%</text:p>
          </table:table-cell>
          <table:table-cell table:formula="of:=[.D25]/3" office:value-type="percentage" office:value="0.0909089046792923">
            <text:p>9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D26]/3" office:value-type="percentage" office:value="0.0909092736585453">
            <text:p>9%</text:p>
          </table:table-cell>
          <table:table-cell table:formula="of:=[.B26]+[.C26]/2+[.D26]/3+[.E26]" office:value-type="percentage" office:value="0.545454267850019">
            <text:p>55%</text:p>
          </table:table-cell>
          <table:table-cell table:formula="of:=[.C26]/2" office:value-type="percentage" office:value="0.27272718483289">
            <text:p>27%</text:p>
          </table:table-cell>
          <table:table-cell table:formula="of:=[.D26]/3" office:value-type="percentage" office:value="0.0909092736585453">
            <text:p>9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D27]/3" office:value-type="percentage" office:value="0.0909090616109632">
            <text:p>9%</text:p>
          </table:table-cell>
          <table:table-cell table:formula="of:=[.B27]+[.C27]/2+[.D27]/3+[.E27]" office:value-type="percentage" office:value="0.545454742853063">
            <text:p>55%</text:p>
          </table:table-cell>
          <table:table-cell table:formula="of:=[.C27]/2" office:value-type="percentage" office:value="0.27272713392501">
            <text:p>27%</text:p>
          </table:table-cell>
          <table:table-cell table:formula="of:=[.D27]/3" office:value-type="percentage" office:value="0.0909090616109632">
            <text:p>9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D28]/3" office:value-type="percentage" office:value="0.0909090446416699">
            <text:p>9%</text:p>
          </table:table-cell>
          <table:table-cell table:formula="of:=[.B28]+[.C28]/2+[.D28]/3+[.E28]" office:value-type="percentage" office:value="0.545454539290128">
            <text:p>55%</text:p>
          </table:table-cell>
          <table:table-cell table:formula="of:=[.C28]/2" office:value-type="percentage" office:value="0.272727371426532">
            <text:p>27%</text:p>
          </table:table-cell>
          <table:table-cell table:formula="of:=[.D28]/3" office:value-type="percentage" office:value="0.0909090446416699">
            <text:p>9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D29]/3" office:value-type="percentage" office:value="0.0909091238088439">
            <text:p>9%</text:p>
          </table:table-cell>
          <table:table-cell table:formula="of:=[.B29]+[.C29]/2+[.D29]/3+[.E29]" office:value-type="percentage" office:value="0.545454482737248">
            <text:p>55%</text:p>
          </table:table-cell>
          <table:table-cell table:formula="of:=[.C29]/2" office:value-type="percentage" office:value="0.272727269645064">
            <text:p>27%</text:p>
          </table:table-cell>
          <table:table-cell table:formula="of:=[.D29]/3" office:value-type="percentage" office:value="0.0909091238088439">
            <text:p>9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D30]/3" office:value-type="percentage" office:value="0.090909089881688">
            <text:p>9%</text:p>
          </table:table-cell>
          <table:table-cell table:formula="of:=[.B30]+[.C30]/2+[.D30]/3+[.E30]" office:value-type="percentage" office:value="0.545454578868">
            <text:p>55%</text:p>
          </table:table-cell>
          <table:table-cell table:formula="of:=[.C30]/2" office:value-type="percentage" office:value="0.272727241368624">
            <text:p>27%</text:p>
          </table:table-cell>
          <table:table-cell table:formula="of:=[.D30]/3" office:value-type="percentage" office:value="0.090909089881688">
            <text:p>9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D31]/3" office:value-type="percentage" office:value="0.090909080456208">
            <text:p>9%</text:p>
          </table:table-cell>
          <table:table-cell table:formula="of:=[.B31]+[.C31]/2+[.D31]/3+[.E31]" office:value-type="percentage" office:value="0.545454549653584">
            <text:p>55%</text:p>
          </table:table-cell>
          <table:table-cell table:formula="of:=[.C31]/2" office:value-type="percentage" office:value="0.272727289434">
            <text:p>27%</text:p>
          </table:table-cell>
          <table:table-cell table:formula="of:=[.D31]/3" office:value-type="percentage" office:value="0.090909080456208">
            <text:p>9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D32]/3" office:value-type="percentage" office:value="0.0909090964779999">
            <text:p>9%</text:p>
          </table:table-cell>
          <table:table-cell table:formula="of:=[.B32]+[.C32]/2+[.D32]/3+[.E32]" office:value-type="percentage" office:value="0.545454532217208">
            <text:p>55%</text:p>
          </table:table-cell>
          <table:table-cell table:formula="of:=[.C32]/2" office:value-type="percentage" office:value="0.272727274826792">
            <text:p>27%</text:p>
          </table:table-cell>
          <table:table-cell table:formula="of:=[.D32]/3" office:value-type="percentage" office:value="0.0909090964779999">
            <text:p>9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D33]/3" office:value-type="percentage" office:value="0.0909090916089306">
            <text:p>9%</text:p>
          </table:table-cell>
          <table:table-cell table:formula="of:=[.B33]+[.C33]/2+[.D33]/3+[.E33]" office:value-type="percentage" office:value="0.545454550673534">
            <text:p>55%</text:p>
          </table:table-cell>
          <table:table-cell table:formula="of:=[.C33]/2" office:value-type="percentage" office:value="0.272727266108604">
            <text:p>27%</text:p>
          </table:table-cell>
          <table:table-cell table:formula="of:=[.D33]/3" office:value-type="percentage" office:value="0.0909090916089306">
            <text:p>9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D34]/3" office:value-type="percentage" office:value="0.090909088702868">
            <text:p>9%</text:p>
          </table:table-cell>
          <table:table-cell table:formula="of:=[.B34]+[.C34]/2+[.D34]/3+[.E34]" office:value-type="percentage" office:value="0.545454547257496">
            <text:p>55%</text:p>
          </table:table-cell>
          <table:table-cell table:formula="of:=[.C34]/2" office:value-type="percentage" office:value="0.272727275336767">
            <text:p>27%</text:p>
          </table:table-cell>
          <table:table-cell table:formula="of:=[.D34]/3" office:value-type="percentage" office:value="0.090909088702868">
            <text:p>9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D35]/3" office:value-type="percentage" office:value="0.0909090917789224">
            <text:p>9%</text:p>
          </table:table-cell>
          <table:table-cell table:formula="of:=[.B35]+[.C35]/2+[.D35]/3+[.E35]" office:value-type="percentage" office:value="0.545454542813407">
            <text:p>55%</text:p>
          </table:table-cell>
          <table:table-cell table:formula="of:=[.C35]/2" office:value-type="percentage" office:value="0.272727273628748">
            <text:p>27%</text:p>
          </table:table-cell>
          <table:table-cell table:formula="of:=[.D35]/3" office:value-type="percentage" office:value="0.0909090917789224">
            <text:p>9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D36]/3" office:value-type="percentage" office:value="0.0909090912095827">
            <text:p>9%</text:p>
          </table:table-cell>
          <table:table-cell table:formula="of:=[.B36]+[.C36]/2+[.D36]/3+[.E36]" office:value-type="percentage" office:value="0.545454546174131">
            <text:p>55%</text:p>
          </table:table-cell>
          <table:table-cell table:formula="of:=[.C36]/2" office:value-type="percentage" office:value="0.272727271406703">
            <text:p>27%</text:p>
          </table:table-cell>
          <table:table-cell table:formula="of:=[.D36]/3" office:value-type="percentage" office:value="0.0909090912095827">
            <text:p>9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D37]/3" office:value-type="percentage" office:value="0.0909090904689011">
            <text:p>9%</text:p>
          </table:table-cell>
          <table:table-cell table:formula="of:=[.B37]+[.C37]/2+[.D37]/3+[.E37]" office:value-type="percentage" office:value="0.545454545975132">
            <text:p>55%</text:p>
          </table:table-cell>
          <table:table-cell table:formula="of:=[.C37]/2" office:value-type="percentage" office:value="0.272727273087065">
            <text:p>27%</text:p>
          </table:table-cell>
          <table:table-cell table:formula="of:=[.D37]/3" office:value-type="percentage" office:value="0.0909090904689011">
            <text:p>9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D38]/3" office:value-type="percentage" office:value="0.0909090910290218">
            <text:p>9%</text:p>
          </table:table-cell>
          <table:table-cell table:formula="of:=[.B38]+[.C38]/2+[.D38]/3+[.E38]" office:value-type="percentage" office:value="0.54545454495439">
            <text:p>55%</text:p>
          </table:table-cell>
          <table:table-cell table:formula="of:=[.C38]/2" office:value-type="percentage" office:value="0.272727272987566">
            <text:p>27%</text:p>
          </table:table-cell>
          <table:table-cell table:formula="of:=[.D38]/3" office:value-type="percentage" office:value="0.0909090910290218">
            <text:p>9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D39]/3" office:value-type="percentage" office:value="0.0909090909958553">
            <text:p>9%</text:p>
          </table:table-cell>
          <table:table-cell table:formula="of:=[.B39]+[.C39]/2+[.D39]/3+[.E39]" office:value-type="percentage" office:value="0.545454545531094">
            <text:p>55%</text:p>
          </table:table-cell>
          <table:table-cell table:formula="of:=[.C39]/2" office:value-type="percentage" office:value="0.272727272477195">
            <text:p>27%</text:p>
          </table:table-cell>
          <table:table-cell table:formula="of:=[.D39]/3" office:value-type="percentage" office:value="0.0909090909958553">
            <text:p>9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D40]/3" office:value-type="percentage" office:value="0.0909090908257317">
            <text:p>9%</text:p>
          </table:table-cell>
          <table:table-cell table:formula="of:=[.B40]+[.C40]/2+[.D40]/3+[.E40]" office:value-type="percentage" office:value="0.545454545582989">
            <text:p>55%</text:p>
          </table:table-cell>
          <table:table-cell table:formula="of:=[.C40]/2" office:value-type="percentage" office:value="0.272727272765547">
            <text:p>27%</text:p>
          </table:table-cell>
          <table:table-cell table:formula="of:=[.D40]/3" office:value-type="percentage" office:value="0.0909090908257317">
            <text:p>9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D41]/3" office:value-type="percentage" office:value="0.090909090921849">
            <text:p>9%</text:p>
          </table:table-cell>
          <table:table-cell table:formula="of:=[.B41]+[.C41]/2+[.D41]/3+[.E41]" office:value-type="percentage" office:value="0.545454545364807">
            <text:p>55%</text:p>
          </table:table-cell>
          <table:table-cell table:formula="of:=[.C41]/2" office:value-type="percentage" office:value="0.272727272791495">
            <text:p>27%</text:p>
          </table:table-cell>
          <table:table-cell table:formula="of:=[.D41]/3" office:value-type="percentage" office:value="0.090909090921849">
            <text:p>9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D42]/3" office:value-type="percentage" office:value="0.0909090909304982">
            <text:p>9%</text:p>
          </table:table-cell>
          <table:table-cell table:formula="of:=[.B42]+[.C42]/2+[.D42]/3+[.E42]" office:value-type="percentage" office:value="0.5454545454566">
            <text:p>55%</text:p>
          </table:table-cell>
          <table:table-cell table:formula="of:=[.C42]/2" office:value-type="percentage" office:value="0.272727272682403">
            <text:p>27%</text:p>
          </table:table-cell>
          <table:table-cell table:formula="of:=[.D42]/3" office:value-type="percentage" office:value="0.0909090909304982">
            <text:p>9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D43]/3" office:value-type="percentage" office:value="0.0909090908941345">
            <text:p>9%</text:p>
          </table:table-cell>
          <table:table-cell table:formula="of:=[.B43]+[.C43]/2+[.D43]/3+[.E43]" office:value-type="percentage" office:value="0.545454545483431">
            <text:p>55%</text:p>
          </table:table-cell>
          <table:table-cell table:formula="of:=[.C43]/2" office:value-type="percentage" office:value="0.2727272727283">
            <text:p>27%</text:p>
          </table:table-cell>
          <table:table-cell table:formula="of:=[.D43]/3" office:value-type="percentage" office:value="0.0909090908941345">
            <text:p>9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D44]/3" office:value-type="percentage" office:value="0.0909090909094333">
            <text:p>9%</text:p>
          </table:table-cell>
          <table:table-cell table:formula="of:=[.B44]+[.C44]/2+[.D44]/3+[.E44]" office:value-type="percentage" office:value="0.545454545439418">
            <text:p>55%</text:p>
          </table:table-cell>
          <table:table-cell table:formula="of:=[.C44]/2" office:value-type="percentage" office:value="0.272727272741715">
            <text:p>27%</text:p>
          </table:table-cell>
          <table:table-cell table:formula="of:=[.D44]/3" office:value-type="percentage" office:value="0.0909090909094333">
            <text:p>9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D45]/3" office:value-type="percentage" office:value="0.0909090909139051">
            <text:p>9%</text:p>
          </table:table-cell>
          <table:table-cell table:formula="of:=[.B45]+[.C45]/2+[.D45]/3+[.E45]" office:value-type="percentage" office:value="0.54545454545248">
            <text:p>55%</text:p>
          </table:table-cell>
          <table:table-cell table:formula="of:=[.C45]/2" office:value-type="percentage" office:value="0.272727272719709">
            <text:p>27%</text:p>
          </table:table-cell>
          <table:table-cell table:formula="of:=[.D45]/3" office:value-type="percentage" office:value="0.0909090909139051">
            <text:p>9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D46]/3" office:value-type="percentage" office:value="0.0909090909065696">
            <text:p>9%</text:p>
          </table:table-cell>
          <table:table-cell table:formula="of:=[.B46]+[.C46]/2+[.D46]/3+[.E46]" office:value-type="percentage" office:value="0.54545454546062">
            <text:p>55%</text:p>
          </table:table-cell>
          <table:table-cell table:formula="of:=[.C46]/2" office:value-type="percentage" office:value="0.27272727272624">
            <text:p>27%</text:p>
          </table:table-cell>
          <table:table-cell table:formula="of:=[.D46]/3" office:value-type="percentage" office:value="0.0909090909065696">
            <text:p>9%</text:p>
          </table:table-cell>
        </table:table-row>
      </table:table>
      <table:table table:name="PageRankByCpp" table:style-name="ta1" table:print="false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office:value-type="string">
            <text:p>J</text:p>
          </table:table-cell>
          <table:table-cell office:value-type="string">
            <text:p>JP</text:p>
          </table:table-cell>
          <table:table-cell office:value-type="string">
            <text:p>JPL</text:p>
          </table:table-cell>
          <table:table-cell office:value-type="string">
            <text:p>M</text:p>
          </table:table-cell>
          <table:table-cell table:style-name="Default">
            <draw:frame table:end-cell-address="PageRankByCpp.L22" table:end-x="2.202cm" table:end-y="0.425cm" draw:z-index="0" draw:style-name="gr1" draw:text-style-name="P1" svg:width="15.75cm" svg:height="9.909cm" svg:x="0.001cm" svg:y="0cm">
              <draw:object draw:notify-on-update-of-ranges="PageRankByCpp.A2:PageRankByCpp.A44 PageRankByCpp.B1:PageRankByCpp.B1 PageRankByCpp.B2:PageRankByCpp.B44 PageRankByCpp.A2:PageRankByCpp.A44 PageRankByCpp.C1:PageRankByCpp.C1 PageRankByCpp.C2:PageRankByCpp.C44 PageRankByCpp.A2:PageRankByCpp.A44 PageRankByCpp.D1:PageRankByCpp.D1 PageRankByCpp.D2:PageRankByCpp.D44 PageRankByCpp.A2:PageRankByCpp.A44 PageRankByCpp.E1:PageRankByCpp.E1 PageRankByCpp.E2:PageRankByCpp.E4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percentage" office:value="0.25">
            <text:p>25%</text:p>
          </table:table-cell>
          <table:table-cell table:style-name="Default"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0833333">
            <text:p>8%</text:p>
          </table:table-cell>
          <table:table-cell office:value-type="percentage" office:value="0.708333">
            <text:p>71%</text:p>
          </table:table-cell>
          <table:table-cell office:value-type="percentage" office:value="0.125">
            <text:p>13%</text:p>
          </table:table-cell>
          <table:table-cell office:value-type="percentage" office:value="0.0833333">
            <text:p>8%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0416667">
            <text:p>4%</text:p>
          </table:table-cell>
          <table:table-cell office:value-type="percentage" office:value="0.5625">
            <text:p>56%</text:p>
          </table:table-cell>
          <table:table-cell office:value-type="percentage" office:value="0.354167">
            <text:p>35%</text:p>
          </table:table-cell>
          <table:table-cell office:value-type="percentage" office:value="0.0416667">
            <text:p>4%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118056">
            <text:p>12%</text:p>
          </table:table-cell>
          <table:table-cell office:value-type="percentage" office:value="0.482639">
            <text:p>48%</text:p>
          </table:table-cell>
          <table:table-cell office:value-type="percentage" office:value="0.28125">
            <text:p>28%</text:p>
          </table:table-cell>
          <table:table-cell office:value-type="percentage" office:value="0.118056">
            <text:p>12%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09375">
            <text:p>9%</text:p>
          </table:table-cell>
          <table:table-cell office:value-type="percentage" office:value="0.571181">
            <text:p>57%</text:p>
          </table:table-cell>
          <table:table-cell office:value-type="percentage" office:value="0.241319">
            <text:p>24%</text:p>
          </table:table-cell>
          <table:table-cell office:value-type="percentage" office:value="0.09375">
            <text:p>9%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0804398">
            <text:p>8%</text:p>
          </table:table-cell>
          <table:table-cell office:value-type="percentage" office:value="0.55353">
            <text:p>55%</text:p>
          </table:table-cell>
          <table:table-cell office:value-type="percentage" office:value="0.28559">
            <text:p>29%</text:p>
          </table:table-cell>
          <table:table-cell office:value-type="percentage" office:value="0.0804398">
            <text:p>8%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0951968">
            <text:p>10%</text:p>
          </table:table-cell>
          <table:table-cell office:value-type="percentage" office:value="0.532841">
            <text:p>53%</text:p>
          </table:table-cell>
          <table:table-cell office:value-type="percentage" office:value="0.276765">
            <text:p>28%</text:p>
          </table:table-cell>
          <table:table-cell office:value-type="percentage" office:value="0.0951968">
            <text:p>10%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092255">
            <text:p>9%</text:p>
          </table:table-cell>
          <table:table-cell office:value-type="percentage" office:value="0.549069">
            <text:p>55%</text:p>
          </table:table-cell>
          <table:table-cell office:value-type="percentage" office:value="0.266421">
            <text:p>27%</text:p>
          </table:table-cell>
          <table:table-cell office:value-type="percentage" office:value="0.092255">
            <text:p>9%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0888069">
            <text:p>9%</text:p>
          </table:table-cell>
          <table:table-cell office:value-type="percentage" office:value="0.547852">
            <text:p>55%</text:p>
          </table:table-cell>
          <table:table-cell office:value-type="percentage" office:value="0.274535">
            <text:p>27%</text:p>
          </table:table-cell>
          <table:table-cell office:value-type="percentage" office:value="0.0888069">
            <text:p>9%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0915115">
            <text:p>9%</text:p>
          </table:table-cell>
          <table:table-cell office:value-type="percentage" office:value="0.543051">
            <text:p>54%</text:p>
          </table:table-cell>
          <table:table-cell office:value-type="percentage" office:value="0.273926">
            <text:p>27%</text:p>
          </table:table-cell>
          <table:table-cell office:value-type="percentage" office:value="0.0915115">
            <text:p>9%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0.0913086">
            <text:p>9%</text:p>
          </table:table-cell>
          <table:table-cell office:value-type="percentage" office:value="0.545857">
            <text:p>55%</text:p>
          </table:table-cell>
          <table:table-cell office:value-type="percentage" office:value="0.271526">
            <text:p>27%</text:p>
          </table:table-cell>
          <table:table-cell office:value-type="percentage" office:value="0.0913086">
            <text:p>9%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percentage" office:value="0.0905085">
            <text:p>9%</text:p>
          </table:table-cell>
          <table:table-cell office:value-type="percentage" office:value="0.546054">
            <text:p>55%</text:p>
          </table:table-cell>
          <table:table-cell office:value-type="percentage" office:value="0.272929">
            <text:p>27%</text:p>
          </table:table-cell>
          <table:table-cell office:value-type="percentage" office:value="0.0905085">
            <text:p>9%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percentage" office:value="0.0909762">
            <text:p>9%</text:p>
          </table:table-cell>
          <table:table-cell office:value-type="percentage" office:value="0.54502">
            <text:p>55%</text:p>
          </table:table-cell>
          <table:table-cell office:value-type="percentage" office:value="0.273027">
            <text:p>27%</text:p>
          </table:table-cell>
          <table:table-cell office:value-type="percentage" office:value="0.0909762">
            <text:p>9%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percentage" office:value="0.0910091">
            <text:p>9%</text:p>
          </table:table-cell>
          <table:table-cell office:value-type="percentage" office:value="0.545472">
            <text:p>55%</text:p>
          </table:table-cell>
          <table:table-cell office:value-type="percentage" office:value="0.27251">
            <text:p>27%</text:p>
          </table:table-cell>
          <table:table-cell office:value-type="percentage" office:value="0.0910091">
            <text:p>9%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percentage" office:value="0.0908367">
            <text:p>9%</text:p>
          </table:table-cell>
          <table:table-cell office:value-type="percentage" office:value="0.545591">
            <text:p>55%</text:p>
          </table:table-cell>
          <table:table-cell office:value-type="percentage" office:value="0.272736">
            <text:p>27%</text:p>
          </table:table-cell>
          <table:table-cell office:value-type="percentage" office:value="0.0908367">
            <text:p>9%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percentage" office:value="0.0909119">
            <text:p>9%</text:p>
          </table:table-cell>
          <table:table-cell office:value-type="percentage" office:value="0.545381">
            <text:p>55%</text:p>
          </table:table-cell>
          <table:table-cell office:value-type="percentage" office:value="0.272795">
            <text:p>27%</text:p>
          </table:table-cell>
          <table:table-cell office:value-type="percentage" office:value="0.0909119">
            <text:p>9%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percentage" office:value="0.0909318">
            <text:p>9%</text:p>
          </table:table-cell>
          <table:table-cell office:value-type="percentage" office:value="0.545446">
            <text:p>55%</text:p>
          </table:table-cell>
          <table:table-cell office:value-type="percentage" office:value="0.27269">
            <text:p>27%</text:p>
          </table:table-cell>
          <table:table-cell office:value-type="percentage" office:value="0.0909318">
            <text:p>9%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percentage" office:value="0.0908968">
            <text:p>9%</text:p>
          </table:table-cell>
          <table:table-cell office:value-type="percentage" office:value="0.545483">
            <text:p>55%</text:p>
          </table:table-cell>
          <table:table-cell office:value-type="percentage" office:value="0.272723">
            <text:p>27%</text:p>
          </table:table-cell>
          <table:table-cell office:value-type="percentage" office:value="0.0908968">
            <text:p>9%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percentage" office:value="0.0909077">
            <text:p>9%</text:p>
          </table:table-cell>
          <table:table-cell office:value-type="percentage" office:value="0.545443">
            <text:p>55%</text:p>
          </table:table-cell>
          <table:table-cell office:value-type="percentage" office:value="0.272742">
            <text:p>27%</text:p>
          </table:table-cell>
          <table:table-cell office:value-type="percentage" office:value="0.0909077">
            <text:p>9%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percentage" office:value="0.0909139">
            <text:p>9%</text:p>
          </table:table-cell>
          <table:table-cell office:value-type="percentage" office:value="0.545451">
            <text:p>55%</text:p>
          </table:table-cell>
          <table:table-cell office:value-type="percentage" office:value="0.272721">
            <text:p>27%</text:p>
          </table:table-cell>
          <table:table-cell office:value-type="percentage" office:value="0.0909139">
            <text:p>9%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percentage" office:value="0.0909072">
            <text:p>9%</text:p>
          </table:table-cell>
          <table:table-cell office:value-type="percentage" office:value="0.54546">
            <text:p>55%</text:p>
          </table:table-cell>
          <table:table-cell office:value-type="percentage" office:value="0.272725">
            <text:p>27%</text:p>
          </table:table-cell>
          <table:table-cell office:value-type="percentage" office:value="0.0909072">
            <text:p>9%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percentage" office:value="0.0909085">
            <text:p>9%</text:p>
          </table:table-cell>
          <table:table-cell office:value-type="percentage" office:value="0.545453">
            <text:p>55%</text:p>
          </table:table-cell>
          <table:table-cell office:value-type="percentage" office:value="0.27273">
            <text:p>27%</text:p>
          </table:table-cell>
          <table:table-cell office:value-type="percentage" office:value="0.0909085">
            <text:p>9%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percentage" office:value="0.0909101">
            <text:p>9%</text:p>
          </table:table-cell>
          <table:table-cell office:value-type="percentage" office:value="0.545453">
            <text:p>55%</text:p>
          </table:table-cell>
          <table:table-cell office:value-type="percentage" office:value="0.272726">
            <text:p>27%</text:p>
          </table:table-cell>
          <table:table-cell office:value-type="percentage" office:value="0.0909101">
            <text:p>9%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percentage" office:value="0.0909088">
            <text:p>9%</text:p>
          </table:table-cell>
          <table:table-cell office:value-type="percentage" office:value="0.545456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88">
            <text:p>9%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percentage" office:value="0.0909089">
            <text:p>9%</text:p>
          </table:table-cell>
          <table:table-cell office:value-type="percentage" office:value="0.545454">
            <text:p>55%</text:p>
          </table:table-cell>
          <table:table-cell office:value-type="percentage" office:value="0.272728">
            <text:p>27%</text:p>
          </table:table-cell>
          <table:table-cell office:value-type="percentage" office:value="0.0909089">
            <text:p>9%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percentage" office:value="0.0909093">
            <text:p>9%</text:p>
          </table:table-cell>
          <table:table-cell office:value-type="percentage" office:value="0.545454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3">
            <text:p>9%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percentage" office:value="0.090909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">
            <text:p>9%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percentage" office:value="0.0909091">
            <text:p>9%</text:p>
          </table:table-cell>
          <table:table-cell office:value-type="percentage" office:value="0.545454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style-name="Default"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style-name="Default"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style-name="Default"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style-name="Default"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style-name="Default"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style-name="Default"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style-name="Default" table:number-columns-repeated="2"/>
        </table:table-row>
      </table:table>
      <table:table table:name="Dangling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SZUM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00/300" office:value-type="percentage" office:value="0.333333333333333">
            <text:p>33%</text:p>
          </table:table-cell>
          <table:table-cell table:formula="of:=100/300" office:value-type="percentage" office:value="0.333333333333333">
            <text:p>33%</text:p>
          </table:table-cell>
          <table:table-cell table:formula="of:=100/300" office:value-type="percentage" office:value="0.333333333333333">
            <text:p>33%</text:p>
          </table:table-cell>
          <table:table-cell table:formula="of:=SUM([.B2:.D2])" office:value-type="percentage" office:value="1">
            <text:p>100%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C2]/2" office:value-type="percentage" office:value="0.166666666666667">
            <text:p>17%</text:p>
          </table:table-cell>
          <table:table-cell table:formula="of:=[.B2]/2" office:value-type="percentage" office:value="0.166666666666667">
            <text:p>17%</text:p>
          </table:table-cell>
          <table:table-cell table:formula="of:=[.B2]/2+[.C2]/2+[.D2]" office:value-type="percentage" office:value="0.666666666666667">
            <text:p>67%</text:p>
          </table:table-cell>
          <table:table-cell table:formula="of:=SUM([.B3:.D3])" office:value-type="percentage" office:value="1">
            <text:p>100%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C3]/2" office:value-type="percentage" office:value="0.0833333333333333">
            <text:p>8%</text:p>
          </table:table-cell>
          <table:table-cell table:formula="of:=[.B3]/2" office:value-type="percentage" office:value="0.0833333333333333">
            <text:p>8%</text:p>
          </table:table-cell>
          <table:table-cell table:formula="of:=[.B3]/2+[.C3]/2+[.D3]" office:value-type="percentage" office:value="0.833333333333333">
            <text:p>83%</text:p>
          </table:table-cell>
          <table:table-cell table:formula="of:=SUM([.B4:.D4])" office:value-type="percentage" office:value="1">
            <text:p>1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C4]/2" office:value-type="percentage" office:value="0.0416666666666667">
            <text:p>4%</text:p>
          </table:table-cell>
          <table:table-cell table:formula="of:=[.B4]/2" office:value-type="percentage" office:value="0.0416666666666667">
            <text:p>4%</text:p>
          </table:table-cell>
          <table:table-cell table:formula="of:=[.B4]/2+[.C4]/2+[.D4]" office:value-type="percentage" office:value="0.916666666666667">
            <text:p>92%</text:p>
          </table:table-cell>
          <table:table-cell table:formula="of:=SUM([.B5:.D5])" office:value-type="percentage" office:value="1">
            <text:p>100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C5]/2" office:value-type="percentage" office:value="0.0208333333333333">
            <text:p>2%</text:p>
          </table:table-cell>
          <table:table-cell table:formula="of:=[.B5]/2" office:value-type="percentage" office:value="0.0208333333333333">
            <text:p>2%</text:p>
          </table:table-cell>
          <table:table-cell table:formula="of:=[.B5]/2+[.C5]/2+[.D5]" office:value-type="percentage" office:value="0.958333333333333">
            <text:p>96%</text:p>
          </table:table-cell>
          <table:table-cell table:formula="of:=SUM([.B6:.D6])" office:value-type="percentage" office:value="1">
            <text:p>1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C6]/2" office:value-type="percentage" office:value="0.0104166666666667">
            <text:p>1%</text:p>
          </table:table-cell>
          <table:table-cell table:formula="of:=[.B6]/2" office:value-type="percentage" office:value="0.0104166666666667">
            <text:p>1%</text:p>
          </table:table-cell>
          <table:table-cell table:formula="of:=[.B6]/2+[.C6]/2+[.D6]" office:value-type="percentage" office:value="0.979166666666667">
            <text:p>98%</text:p>
          </table:table-cell>
          <table:table-cell table:formula="of:=SUM([.B7:.D7])" office:value-type="percentage" office:value="1">
            <text:p>1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C7]/2" office:value-type="percentage" office:value="0.00520833333333333">
            <text:p>1%</text:p>
          </table:table-cell>
          <table:table-cell table:formula="of:=[.B7]/2" office:value-type="percentage" office:value="0.00520833333333333">
            <text:p>1%</text:p>
          </table:table-cell>
          <table:table-cell table:formula="of:=[.B7]/2+[.C7]/2+[.D7]" office:value-type="percentage" office:value="0.989583333333333">
            <text:p>99%</text:p>
          </table:table-cell>
          <table:table-cell table:formula="of:=SUM([.B8:.D8])" office:value-type="percentage" office:value="1">
            <text:p>1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C8]/2" office:value-type="percentage" office:value="0.00260416666666667">
            <text:p>0%</text:p>
          </table:table-cell>
          <table:table-cell table:formula="of:=[.B8]/2" office:value-type="percentage" office:value="0.00260416666666667">
            <text:p>0%</text:p>
          </table:table-cell>
          <table:table-cell table:formula="of:=[.B8]/2+[.C8]/2+[.D8]" office:value-type="percentage" office:value="0.994791666666667">
            <text:p>99%</text:p>
          </table:table-cell>
          <table:table-cell table:formula="of:=SUM([.B9:.D9])" office:value-type="percentage" office:value="1">
            <text:p>1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C9]/2" office:value-type="percentage" office:value="0.00130208333333333">
            <text:p>0%</text:p>
          </table:table-cell>
          <table:table-cell table:formula="of:=[.B9]/2" office:value-type="percentage" office:value="0.00130208333333333">
            <text:p>0%</text:p>
          </table:table-cell>
          <table:table-cell table:formula="of:=[.B9]/2+[.C9]/2+[.D9]" office:value-type="percentage" office:value="0.997395833333333">
            <text:p>100%</text:p>
          </table:table-cell>
          <table:table-cell table:formula="of:=SUM([.B10:.D10])" office:value-type="percentage" office:value="1">
            <text:p>1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C10]/2" office:value-type="percentage" office:value="0.000651041666666667">
            <text:p>0%</text:p>
          </table:table-cell>
          <table:table-cell table:formula="of:=[.B10]/2" office:value-type="percentage" office:value="0.000651041666666667">
            <text:p>0%</text:p>
          </table:table-cell>
          <table:table-cell table:formula="of:=[.B10]/2+[.C10]/2+[.D10]" office:value-type="percentage" office:value="0.998697916666667">
            <text:p>100%</text:p>
          </table:table-cell>
          <table:table-cell table:formula="of:=SUM([.B11:.D11])" office:value-type="percentage" office:value="1">
            <text:p>1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C11]/2" office:value-type="percentage" office:value="0.000325520833333333">
            <text:p>0%</text:p>
          </table:table-cell>
          <table:table-cell table:formula="of:=[.B11]/2" office:value-type="percentage" office:value="0.000325520833333333">
            <text:p>0%</text:p>
          </table:table-cell>
          <table:table-cell table:formula="of:=[.B11]/2+[.C11]/2+[.D11]" office:value-type="percentage" office:value="0.999348958333333">
            <text:p>100%</text:p>
          </table:table-cell>
          <table:table-cell table:formula="of:=SUM([.B12:.D12])" office:value-type="percentage" office:value="1">
            <text:p>1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C12]/2" office:value-type="percentage" office:value="0.000162760416666667">
            <text:p>0%</text:p>
          </table:table-cell>
          <table:table-cell table:formula="of:=[.B12]/2" office:value-type="percentage" office:value="0.000162760416666667">
            <text:p>0%</text:p>
          </table:table-cell>
          <table:table-cell table:formula="of:=[.B12]/2+[.C12]/2+[.D12]" office:value-type="percentage" office:value="0.999674479166667">
            <text:p>100%</text:p>
          </table:table-cell>
          <table:table-cell table:formula="of:=SUM([.B13:.D13])" office:value-type="percentage" office:value="1">
            <text:p>1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C13]/2" office:value-type="percentage" office:value="0.0000813802083333333">
            <text:p>0%</text:p>
          </table:table-cell>
          <table:table-cell table:formula="of:=[.B13]/2" office:value-type="percentage" office:value="0.0000813802083333333">
            <text:p>0%</text:p>
          </table:table-cell>
          <table:table-cell table:formula="of:=[.B13]/2+[.C13]/2+[.D13]" office:value-type="percentage" office:value="0.999837239583333">
            <text:p>100%</text:p>
          </table:table-cell>
          <table:table-cell table:formula="of:=SUM([.B14:.D14])" office:value-type="percentage" office:value="1">
            <text:p>100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C14]/2" office:value-type="percentage" office:value="0.0000406901041666667">
            <text:p>0%</text:p>
          </table:table-cell>
          <table:table-cell table:formula="of:=[.B14]/2" office:value-type="percentage" office:value="0.0000406901041666667">
            <text:p>0%</text:p>
          </table:table-cell>
          <table:table-cell table:formula="of:=[.B14]/2+[.C14]/2+[.D14]" office:value-type="percentage" office:value="0.999918619791667">
            <text:p>100%</text:p>
          </table:table-cell>
          <table:table-cell table:formula="of:=SUM([.B15:.D15])" office:value-type="percentage" office:value="1">
            <text:p>100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C15]/2" office:value-type="percentage" office:value="0.0000203450520833333">
            <text:p>0%</text:p>
          </table:table-cell>
          <table:table-cell table:formula="of:=[.B15]/2" office:value-type="percentage" office:value="0.0000203450520833333">
            <text:p>0%</text:p>
          </table:table-cell>
          <table:table-cell table:formula="of:=[.B15]/2+[.C15]/2+[.D15]" office:value-type="percentage" office:value="0.999959309895833">
            <text:p>100%</text:p>
          </table:table-cell>
          <table:table-cell table:formula="of:=SUM([.B16:.D16])" office:value-type="percentage" office:value="1">
            <text:p>100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C16]/2" office:value-type="percentage" office:value="0.0000101725260416667">
            <text:p>0%</text:p>
          </table:table-cell>
          <table:table-cell table:formula="of:=[.B16]/2" office:value-type="percentage" office:value="0.0000101725260416667">
            <text:p>0%</text:p>
          </table:table-cell>
          <table:table-cell table:formula="of:=[.B16]/2+[.C16]/2+[.D16]" office:value-type="percentage" office:value="0.999979654947917">
            <text:p>100%</text:p>
          </table:table-cell>
          <table:table-cell table:formula="of:=SUM([.B17:.D17])" office:value-type="percentage" office:value="1">
            <text:p>100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C17]/2" office:value-type="percentage" office:value="0.00000508626302083333">
            <text:p>0%</text:p>
          </table:table-cell>
          <table:table-cell table:formula="of:=[.B17]/2" office:value-type="percentage" office:value="0.00000508626302083333">
            <text:p>0%</text:p>
          </table:table-cell>
          <table:table-cell table:formula="of:=[.B17]/2+[.C17]/2+[.D17]" office:value-type="percentage" office:value="0.999989827473958">
            <text:p>100%</text:p>
          </table:table-cell>
          <table:table-cell table:formula="of:=SUM([.B18:.D18])" office:value-type="percentage" office:value="1">
            <text:p>100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C18]/2" office:value-type="percentage" office:value="0.00000254313151041667">
            <text:p>0%</text:p>
          </table:table-cell>
          <table:table-cell table:formula="of:=[.B18]/2" office:value-type="percentage" office:value="0.00000254313151041667">
            <text:p>0%</text:p>
          </table:table-cell>
          <table:table-cell table:formula="of:=[.B18]/2+[.C18]/2+[.D18]" office:value-type="percentage" office:value="0.999994913736979">
            <text:p>100%</text:p>
          </table:table-cell>
          <table:table-cell table:formula="of:=SUM([.B19:.D19])" office:value-type="percentage" office:value="1">
            <text:p>100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C19]/2" office:value-type="percentage" office:value="0.00000127156575520833">
            <text:p>0%</text:p>
          </table:table-cell>
          <table:table-cell table:formula="of:=[.B19]/2" office:value-type="percentage" office:value="0.00000127156575520833">
            <text:p>0%</text:p>
          </table:table-cell>
          <table:table-cell table:formula="of:=[.B19]/2+[.C19]/2+[.D19]" office:value-type="percentage" office:value="0.999997456868489">
            <text:p>100%</text:p>
          </table:table-cell>
          <table:table-cell table:formula="of:=SUM([.B20:.D20])" office:value-type="percentage" office:value="1">
            <text:p>100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C20]/2" office:value-type="percentage" office:value="0.000000635782877604167">
            <text:p>0%</text:p>
          </table:table-cell>
          <table:table-cell table:formula="of:=[.B20]/2" office:value-type="percentage" office:value="0.000000635782877604167">
            <text:p>0%</text:p>
          </table:table-cell>
          <table:table-cell table:formula="of:=[.B20]/2+[.C20]/2+[.D20]" office:value-type="percentage" office:value="0.999998728434245">
            <text:p>100%</text:p>
          </table:table-cell>
          <table:table-cell table:formula="of:=SUM([.B21:.D21])" office:value-type="percentage" office:value="1">
            <text:p>100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C21]/2" office:value-type="percentage" office:value="0.000000317891438802083">
            <text:p>0%</text:p>
          </table:table-cell>
          <table:table-cell table:formula="of:=[.B21]/2" office:value-type="percentage" office:value="0.000000317891438802083">
            <text:p>0%</text:p>
          </table:table-cell>
          <table:table-cell table:formula="of:=[.B21]/2+[.C21]/2+[.D21]" office:value-type="percentage" office:value="0.999999364217122">
            <text:p>100%</text:p>
          </table:table-cell>
          <table:table-cell table:formula="of:=SUM([.B22:.D22])" office:value-type="percentage" office:value="1">
            <text:p>100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C22]/2" office:value-type="percentage" office:value="0.000000158945719401042">
            <text:p>0%</text:p>
          </table:table-cell>
          <table:table-cell table:formula="of:=[.B22]/2" office:value-type="percentage" office:value="0.000000158945719401042">
            <text:p>0%</text:p>
          </table:table-cell>
          <table:table-cell table:formula="of:=[.B22]/2+[.C22]/2+[.D22]" office:value-type="percentage" office:value="0.999999682108561">
            <text:p>100%</text:p>
          </table:table-cell>
          <table:table-cell table:formula="of:=SUM([.B23:.D23])" office:value-type="percentage" office:value="1">
            <text:p>100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C23]/2" office:value-type="percentage" office:value="0.0000000794728597005208">
            <text:p>0%</text:p>
          </table:table-cell>
          <table:table-cell table:formula="of:=[.B23]/2" office:value-type="percentage" office:value="0.0000000794728597005208">
            <text:p>0%</text:p>
          </table:table-cell>
          <table:table-cell table:formula="of:=[.B23]/2+[.C23]/2+[.D23]" office:value-type="percentage" office:value="0.999999841054281">
            <text:p>100%</text:p>
          </table:table-cell>
          <table:table-cell table:formula="of:=SUM([.B24:.D24])" office:value-type="percentage" office:value="1">
            <text:p>100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C24]/2" office:value-type="percentage" office:value="0.0000000397364298502604">
            <text:p>0%</text:p>
          </table:table-cell>
          <table:table-cell table:formula="of:=[.B24]/2" office:value-type="percentage" office:value="0.0000000397364298502604">
            <text:p>0%</text:p>
          </table:table-cell>
          <table:table-cell table:formula="of:=[.B24]/2+[.C24]/2+[.D24]" office:value-type="percentage" office:value="0.99999992052714">
            <text:p>100%</text:p>
          </table:table-cell>
          <table:table-cell table:formula="of:=SUM([.B25:.D25])" office:value-type="percentage" office:value="1">
            <text:p>100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C25]/2" office:value-type="percentage" office:value="0.0000000198682149251302">
            <text:p>0%</text:p>
          </table:table-cell>
          <table:table-cell table:formula="of:=[.B25]/2" office:value-type="percentage" office:value="0.0000000198682149251302">
            <text:p>0%</text:p>
          </table:table-cell>
          <table:table-cell table:formula="of:=[.B25]/2+[.C25]/2+[.D25]" office:value-type="percentage" office:value="0.99999996026357">
            <text:p>100%</text:p>
          </table:table-cell>
          <table:table-cell table:formula="of:=SUM([.B26:.D26])" office:value-type="percentage" office:value="1">
            <text:p>100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C26]/2" office:value-type="percentage" office:value="0.0000000099341074625651">
            <text:p>0%</text:p>
          </table:table-cell>
          <table:table-cell table:formula="of:=[.B26]/2" office:value-type="percentage" office:value="0.0000000099341074625651">
            <text:p>0%</text:p>
          </table:table-cell>
          <table:table-cell table:formula="of:=[.B26]/2+[.C26]/2+[.D26]" office:value-type="percentage" office:value="0.999999980131785">
            <text:p>100%</text:p>
          </table:table-cell>
          <table:table-cell table:formula="of:=SUM([.B27:.D27])" office:value-type="percentage" office:value="1">
            <text:p>100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C27]/2" office:value-type="percentage" office:value="0.00000000496705373128255">
            <text:p>0%</text:p>
          </table:table-cell>
          <table:table-cell table:formula="of:=[.B27]/2" office:value-type="percentage" office:value="0.00000000496705373128255">
            <text:p>0%</text:p>
          </table:table-cell>
          <table:table-cell table:formula="of:=[.B27]/2+[.C27]/2+[.D27]" office:value-type="percentage" office:value="0.999999990065892">
            <text:p>100%</text:p>
          </table:table-cell>
          <table:table-cell table:formula="of:=SUM([.B28:.D28])" office:value-type="percentage" office:value="1">
            <text:p>100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C28]/2" office:value-type="percentage" office:value="0.00000000248352686564128">
            <text:p>0%</text:p>
          </table:table-cell>
          <table:table-cell table:formula="of:=[.B28]/2" office:value-type="percentage" office:value="0.00000000248352686564128">
            <text:p>0%</text:p>
          </table:table-cell>
          <table:table-cell table:formula="of:=[.B28]/2+[.C28]/2+[.D28]" office:value-type="percentage" office:value="0.999999995032946">
            <text:p>100%</text:p>
          </table:table-cell>
          <table:table-cell table:formula="of:=SUM([.B29:.D29])" office:value-type="percentage" office:value="1">
            <text:p>100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C29]/2" office:value-type="percentage" office:value="0.00000000124176343282064">
            <text:p>0%</text:p>
          </table:table-cell>
          <table:table-cell table:formula="of:=[.B29]/2" office:value-type="percentage" office:value="0.00000000124176343282064">
            <text:p>0%</text:p>
          </table:table-cell>
          <table:table-cell table:formula="of:=[.B29]/2+[.C29]/2+[.D29]" office:value-type="percentage" office:value="0.999999997516473">
            <text:p>100%</text:p>
          </table:table-cell>
          <table:table-cell table:formula="of:=SUM([.B30:.D30])" office:value-type="percentage" office:value="1">
            <text:p>100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C30]/2" office:value-type="percentage" office:value="0.000000000620881716410319">
            <text:p>0%</text:p>
          </table:table-cell>
          <table:table-cell table:formula="of:=[.B30]/2" office:value-type="percentage" office:value="0.000000000620881716410319">
            <text:p>0%</text:p>
          </table:table-cell>
          <table:table-cell table:formula="of:=[.B30]/2+[.C30]/2+[.D30]" office:value-type="percentage" office:value="0.999999998758237">
            <text:p>100%</text:p>
          </table:table-cell>
          <table:table-cell table:formula="of:=SUM([.B31:.D31])" office:value-type="percentage" office:value="1">
            <text:p>100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C31]/2" office:value-type="percentage" office:value="0.000000000310440858205159">
            <text:p>0%</text:p>
          </table:table-cell>
          <table:table-cell table:formula="of:=[.B31]/2" office:value-type="percentage" office:value="0.000000000310440858205159">
            <text:p>0%</text:p>
          </table:table-cell>
          <table:table-cell table:formula="of:=[.B31]/2+[.C31]/2+[.D31]" office:value-type="percentage" office:value="0.999999999379118">
            <text:p>100%</text:p>
          </table:table-cell>
          <table:table-cell table:formula="of:=SUM([.B32:.D32])" office:value-type="percentage" office:value="1">
            <text:p>100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C32]/2" office:value-type="percentage" office:value="0.00000000015522042910258">
            <text:p>0%</text:p>
          </table:table-cell>
          <table:table-cell table:formula="of:=[.B32]/2" office:value-type="percentage" office:value="0.00000000015522042910258">
            <text:p>0%</text:p>
          </table:table-cell>
          <table:table-cell table:formula="of:=[.B32]/2+[.C32]/2+[.D32]" office:value-type="percentage" office:value="0.999999999689559">
            <text:p>100%</text:p>
          </table:table-cell>
          <table:table-cell table:formula="of:=SUM([.B33:.D33])" office:value-type="percentage" office:value="1">
            <text:p>100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C33]/2" office:value-type="percentage" office:value="0.0000000000776102145512899">
            <text:p>0%</text:p>
          </table:table-cell>
          <table:table-cell table:formula="of:=[.B33]/2" office:value-type="percentage" office:value="0.0000000000776102145512899">
            <text:p>0%</text:p>
          </table:table-cell>
          <table:table-cell table:formula="of:=[.B33]/2+[.C33]/2+[.D33]" office:value-type="percentage" office:value="0.999999999844779">
            <text:p>100%</text:p>
          </table:table-cell>
          <table:table-cell table:formula="of:=SUM([.B34:.D34])" office:value-type="percentage" office:value="1">
            <text:p>100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C34]/2" office:value-type="percentage" office:value="0.0000000000388051072756449">
            <text:p>0%</text:p>
          </table:table-cell>
          <table:table-cell table:formula="of:=[.B34]/2" office:value-type="percentage" office:value="0.0000000000388051072756449">
            <text:p>0%</text:p>
          </table:table-cell>
          <table:table-cell table:formula="of:=[.B34]/2+[.C34]/2+[.D34]" office:value-type="percentage" office:value="0.99999999992239">
            <text:p>100%</text:p>
          </table:table-cell>
          <table:table-cell table:formula="of:=SUM([.B35:.D35])" office:value-type="percentage" office:value="1">
            <text:p>100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C35]/2" office:value-type="percentage" office:value="0.0000000000194025536378225">
            <text:p>0%</text:p>
          </table:table-cell>
          <table:table-cell table:formula="of:=[.B35]/2" office:value-type="percentage" office:value="0.0000000000194025536378225">
            <text:p>0%</text:p>
          </table:table-cell>
          <table:table-cell table:formula="of:=[.B35]/2+[.C35]/2+[.D35]" office:value-type="percentage" office:value="0.999999999961195">
            <text:p>100%</text:p>
          </table:table-cell>
          <table:table-cell table:formula="of:=SUM([.B36:.D36])" office:value-type="percentage" office:value="1">
            <text:p>100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C36]/2" office:value-type="percentage" office:value="0.00000000000970127681891123">
            <text:p>0%</text:p>
          </table:table-cell>
          <table:table-cell table:formula="of:=[.B36]/2" office:value-type="percentage" office:value="0.00000000000970127681891123">
            <text:p>0%</text:p>
          </table:table-cell>
          <table:table-cell table:formula="of:=[.B36]/2+[.C36]/2+[.D36]" office:value-type="percentage" office:value="0.999999999980597">
            <text:p>100%</text:p>
          </table:table-cell>
          <table:table-cell table:formula="of:=SUM([.B37:.D37])" office:value-type="percentage" office:value="1">
            <text:p>100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C37]/2" office:value-type="percentage" office:value="0.00000000000485063840945562">
            <text:p>0%</text:p>
          </table:table-cell>
          <table:table-cell table:formula="of:=[.B37]/2" office:value-type="percentage" office:value="0.00000000000485063840945562">
            <text:p>0%</text:p>
          </table:table-cell>
          <table:table-cell table:formula="of:=[.B37]/2+[.C37]/2+[.D37]" office:value-type="percentage" office:value="0.999999999990299">
            <text:p>100%</text:p>
          </table:table-cell>
          <table:table-cell table:formula="of:=SUM([.B38:.D38])" office:value-type="percentage" office:value="1">
            <text:p>100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C38]/2" office:value-type="percentage" office:value="0.00000000000242531920472781">
            <text:p>0%</text:p>
          </table:table-cell>
          <table:table-cell table:formula="of:=[.B38]/2" office:value-type="percentage" office:value="0.00000000000242531920472781">
            <text:p>0%</text:p>
          </table:table-cell>
          <table:table-cell table:formula="of:=[.B38]/2+[.C38]/2+[.D38]" office:value-type="percentage" office:value="0.999999999995149">
            <text:p>100%</text:p>
          </table:table-cell>
          <table:table-cell table:formula="of:=SUM([.B39:.D39])" office:value-type="percentage" office:value="1">
            <text:p>100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C39]/2" office:value-type="percentage" office:value="0.0000000000012126596023639">
            <text:p>0%</text:p>
          </table:table-cell>
          <table:table-cell table:formula="of:=[.B39]/2" office:value-type="percentage" office:value="0.0000000000012126596023639">
            <text:p>0%</text:p>
          </table:table-cell>
          <table:table-cell table:formula="of:=[.B39]/2+[.C39]/2+[.D39]" office:value-type="percentage" office:value="0.999999999997575">
            <text:p>100%</text:p>
          </table:table-cell>
          <table:table-cell table:formula="of:=SUM([.B40:.D40])" office:value-type="percentage" office:value="1">
            <text:p>100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C40]/2" office:value-type="percentage" office:value="0.000000000000606329801181952">
            <text:p>0%</text:p>
          </table:table-cell>
          <table:table-cell table:formula="of:=[.B40]/2" office:value-type="percentage" office:value="0.000000000000606329801181952">
            <text:p>0%</text:p>
          </table:table-cell>
          <table:table-cell table:formula="of:=[.B40]/2+[.C40]/2+[.D40]" office:value-type="percentage" office:value="0.999999999998787">
            <text:p>100%</text:p>
          </table:table-cell>
          <table:table-cell table:formula="of:=SUM([.B41:.D41])" office:value-type="percentage" office:value="1">
            <text:p>100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C41]/2" office:value-type="percentage" office:value="0.000000000000303164900590976">
            <text:p>0%</text:p>
          </table:table-cell>
          <table:table-cell table:formula="of:=[.B41]/2" office:value-type="percentage" office:value="0.000000000000303164900590976">
            <text:p>0%</text:p>
          </table:table-cell>
          <table:table-cell table:formula="of:=[.B41]/2+[.C41]/2+[.D41]" office:value-type="percentage" office:value="0.999999999999394">
            <text:p>100%</text:p>
          </table:table-cell>
          <table:table-cell table:formula="of:=SUM([.B42:.D42])" office:value-type="percentage" office:value="1">
            <text:p>100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C42]/2" office:value-type="percentage" office:value="0.000000000000151582450295488">
            <text:p>0%</text:p>
          </table:table-cell>
          <table:table-cell table:formula="of:=[.B42]/2" office:value-type="percentage" office:value="0.000000000000151582450295488">
            <text:p>0%</text:p>
          </table:table-cell>
          <table:table-cell table:formula="of:=[.B42]/2+[.C42]/2+[.D42]" office:value-type="percentage" office:value="0.999999999999697">
            <text:p>100%</text:p>
          </table:table-cell>
          <table:table-cell table:formula="of:=SUM([.B43:.D43])" office:value-type="percentage" office:value="1">
            <text:p>100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C43]/2" office:value-type="percentage" office:value="0.000000000000075791225147744">
            <text:p>0%</text:p>
          </table:table-cell>
          <table:table-cell table:formula="of:=[.B43]/2" office:value-type="percentage" office:value="0.000000000000075791225147744">
            <text:p>0%</text:p>
          </table:table-cell>
          <table:table-cell table:formula="of:=[.B43]/2+[.C43]/2+[.D43]" office:value-type="percentage" office:value="0.999999999999848">
            <text:p>100%</text:p>
          </table:table-cell>
          <table:table-cell table:formula="of:=SUM([.B44:.D44])" office:value-type="percentage" office:value="1">
            <text:p>100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C44]/2" office:value-type="percentage" office:value="0.000000000000037895612573872">
            <text:p>0%</text:p>
          </table:table-cell>
          <table:table-cell table:formula="of:=[.B44]/2" office:value-type="percentage" office:value="0.000000000000037895612573872">
            <text:p>0%</text:p>
          </table:table-cell>
          <table:table-cell table:formula="of:=[.B44]/2+[.C44]/2+[.D44]" office:value-type="percentage" office:value="0.999999999999924">
            <text:p>100%</text:p>
          </table:table-cell>
          <table:table-cell table:formula="of:=SUM([.B45:.D45])" office:value-type="percentage" office:value="1">
            <text:p>100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C45]/2" office:value-type="percentage" office:value="0.000000000000018947806286936">
            <text:p>0%</text:p>
          </table:table-cell>
          <table:table-cell table:formula="of:=[.B45]/2" office:value-type="percentage" office:value="0.000000000000018947806286936">
            <text:p>0%</text:p>
          </table:table-cell>
          <table:table-cell table:formula="of:=[.B45]/2+[.C45]/2+[.D45]" office:value-type="percentage" office:value="0.999999999999962">
            <text:p>100%</text:p>
          </table:table-cell>
          <table:table-cell table:formula="of:=SUM([.B46:.D46])" office:value-type="percentage" office:value="1">
            <text:p>100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C46]/2" office:value-type="percentage" office:value="9.473903143468E-015">
            <text:p>0%</text:p>
          </table:table-cell>
          <table:table-cell table:formula="of:=[.B46]/2" office:value-type="percentage" office:value="9.473903143468E-015">
            <text:p>0%</text:p>
          </table:table-cell>
          <table:table-cell table:formula="of:=[.B46]/2+[.C46]/2+[.D46]" office:value-type="percentage" office:value="0.999999999999981">
            <text:p>100%</text:p>
          </table:table-cell>
          <table:table-cell table:formula="of:=SUM([.B47:.D47])" office:value-type="percentage" office:value="1">
            <text:p>100%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C47]/2" office:value-type="percentage" office:value="4.736951571734E-015">
            <text:p>0%</text:p>
          </table:table-cell>
          <table:table-cell table:formula="of:=[.B47]/2" office:value-type="percentage" office:value="4.736951571734E-015">
            <text:p>0%</text:p>
          </table:table-cell>
          <table:table-cell table:formula="of:=[.B47]/2+[.C47]/2+[.D47]" office:value-type="percentage" office:value="0.99999999999999">
            <text:p>100%</text:p>
          </table:table-cell>
          <table:table-cell table:formula="of:=SUM([.B48:.D48])" office:value-type="percentage" office:value="1">
            <text:p>100%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C48]/2" office:value-type="percentage" office:value="2.368475785867E-015">
            <text:p>0%</text:p>
          </table:table-cell>
          <table:table-cell table:formula="of:=[.B48]/2" office:value-type="percentage" office:value="2.368475785867E-015">
            <text:p>0%</text:p>
          </table:table-cell>
          <table:table-cell table:formula="of:=[.B48]/2+[.C48]/2+[.D48]" office:value-type="percentage" office:value="0.999999999999995">
            <text:p>100%</text:p>
          </table:table-cell>
          <table:table-cell table:formula="of:=SUM([.B49:.D49])" office:value-type="percentage" office:value="1">
            <text:p>100%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C49]/2" office:value-type="percentage" office:value="1.1842378929335E-015">
            <text:p>0%</text:p>
          </table:table-cell>
          <table:table-cell table:formula="of:=[.B49]/2" office:value-type="percentage" office:value="1.1842378929335E-015">
            <text:p>0%</text:p>
          </table:table-cell>
          <table:table-cell table:formula="of:=[.B49]/2+[.C49]/2+[.D49]" office:value-type="percentage" office:value="0.999999999999998">
            <text:p>100%</text:p>
          </table:table-cell>
          <table:table-cell table:formula="of:=SUM([.B50:.D50])" office:value-type="percentage" office:value="1">
            <text:p>100%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C50]/2" office:value-type="percentage" office:value="5.9211894646675E-016">
            <text:p>0%</text:p>
          </table:table-cell>
          <table:table-cell table:formula="of:=[.B50]/2" office:value-type="percentage" office:value="5.9211894646675E-016">
            <text:p>0%</text:p>
          </table:table-cell>
          <table:table-cell table:formula="of:=[.B50]/2+[.C50]/2+[.D50]" office:value-type="percentage" office:value="0.999999999999999">
            <text:p>100%</text:p>
          </table:table-cell>
          <table:table-cell table:formula="of:=SUM([.B51:.D51])" office:value-type="percentage" office:value="1">
            <text:p>100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C51]/2" office:value-type="percentage" office:value="2.96059473233375E-016">
            <text:p>0%</text:p>
          </table:table-cell>
          <table:table-cell table:formula="of:=[.B51]/2" office:value-type="percentage" office:value="2.96059473233375E-016">
            <text:p>0%</text:p>
          </table:table-cell>
          <table:table-cell table:formula="of:=[.B51]/2+[.C51]/2+[.D51]" office:value-type="percentage" office:value="1">
            <text:p>100%</text:p>
          </table:table-cell>
          <table:table-cell table:formula="of:=SUM([.B52:.D52])" office:value-type="percentage" office:value="1">
            <text:p>100%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C52]/2" office:value-type="percentage" office:value="1.48029736616688E-016">
            <text:p>0%</text:p>
          </table:table-cell>
          <table:table-cell table:formula="of:=[.B52]/2" office:value-type="percentage" office:value="1.48029736616688E-016">
            <text:p>0%</text:p>
          </table:table-cell>
          <table:table-cell table:formula="of:=[.B52]/2+[.C52]/2+[.D52]" office:value-type="percentage" office:value="1">
            <text:p>100%</text:p>
          </table:table-cell>
          <table:table-cell table:formula="of:=SUM([.B53:.D53])" office:value-type="percentage" office:value="1">
            <text:p>100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C53]/2" office:value-type="percentage" office:value="7.40148683083438E-017">
            <text:p>0%</text:p>
          </table:table-cell>
          <table:table-cell table:formula="of:=[.B53]/2" office:value-type="percentage" office:value="7.40148683083438E-017">
            <text:p>0%</text:p>
          </table:table-cell>
          <table:table-cell table:formula="of:=[.B53]/2+[.C53]/2+[.D53]" office:value-type="percentage" office:value="1">
            <text:p>100%</text:p>
          </table:table-cell>
          <table:table-cell table:formula="of:=SUM([.B54:.D54])" office:value-type="percentage" office:value="1">
            <text:p>100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C54]/2" office:value-type="percentage" office:value="3.70074341541719E-017">
            <text:p>0%</text:p>
          </table:table-cell>
          <table:table-cell table:formula="of:=[.B54]/2" office:value-type="percentage" office:value="3.70074341541719E-017">
            <text:p>0%</text:p>
          </table:table-cell>
          <table:table-cell table:formula="of:=[.B54]/2+[.C54]/2+[.D54]" office:value-type="percentage" office:value="1">
            <text:p>100%</text:p>
          </table:table-cell>
          <table:table-cell table:formula="of:=SUM([.B55:.D55])" office:value-type="percentage" office:value="1">
            <text:p>100%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C55]/2" office:value-type="percentage" office:value="1.85037170770859E-017">
            <text:p>0%</text:p>
          </table:table-cell>
          <table:table-cell table:formula="of:=[.B55]/2" office:value-type="percentage" office:value="1.85037170770859E-017">
            <text:p>0%</text:p>
          </table:table-cell>
          <table:table-cell table:formula="of:=[.B55]/2+[.C55]/2+[.D55]" office:value-type="percentage" office:value="1">
            <text:p>100%</text:p>
          </table:table-cell>
          <table:table-cell table:formula="of:=SUM([.B56:.D56])" office:value-type="percentage" office:value="1">
            <text:p>100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C56]/2" office:value-type="percentage" office:value="9.25185853854297E-018">
            <text:p>0%</text:p>
          </table:table-cell>
          <table:table-cell table:formula="of:=[.B56]/2" office:value-type="percentage" office:value="9.25185853854297E-018">
            <text:p>0%</text:p>
          </table:table-cell>
          <table:table-cell table:formula="of:=[.B56]/2+[.C56]/2+[.D56]" office:value-type="percentage" office:value="1">
            <text:p>100%</text:p>
          </table:table-cell>
          <table:table-cell table:formula="of:=SUM([.B57:.D57])" office:value-type="percentage" office:value="1">
            <text:p>100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C57]/2" office:value-type="percentage" office:value="4.62592926927149E-018">
            <text:p>0%</text:p>
          </table:table-cell>
          <table:table-cell table:formula="of:=[.B57]/2" office:value-type="percentage" office:value="4.62592926927149E-018">
            <text:p>0%</text:p>
          </table:table-cell>
          <table:table-cell table:formula="of:=[.B57]/2+[.C57]/2+[.D57]" office:value-type="percentage" office:value="1">
            <text:p>100%</text:p>
          </table:table-cell>
          <table:table-cell table:formula="of:=SUM([.B58:.D58])" office:value-type="percentage" office:value="1">
            <text:p>100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C58]/2" office:value-type="percentage" office:value="2.31296463463574E-018">
            <text:p>0%</text:p>
          </table:table-cell>
          <table:table-cell table:formula="of:=[.B58]/2" office:value-type="percentage" office:value="2.31296463463574E-018">
            <text:p>0%</text:p>
          </table:table-cell>
          <table:table-cell table:formula="of:=[.B58]/2+[.C58]/2+[.D58]" office:value-type="percentage" office:value="1">
            <text:p>100%</text:p>
          </table:table-cell>
          <table:table-cell table:formula="of:=SUM([.B59:.D59])" office:value-type="percentage" office:value="1">
            <text:p>100%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C59]/2" office:value-type="percentage" office:value="1.15648231731787E-018">
            <text:p>0%</text:p>
          </table:table-cell>
          <table:table-cell table:formula="of:=[.B59]/2" office:value-type="percentage" office:value="1.15648231731787E-018">
            <text:p>0%</text:p>
          </table:table-cell>
          <table:table-cell table:formula="of:=[.B59]/2+[.C59]/2+[.D59]" office:value-type="percentage" office:value="1">
            <text:p>100%</text:p>
          </table:table-cell>
          <table:table-cell table:formula="of:=SUM([.B60:.D60])" office:value-type="percentage" office:value="1">
            <text:p>100%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C60]/2" office:value-type="percentage" office:value="5.78241158658936E-019">
            <text:p>0%</text:p>
          </table:table-cell>
          <table:table-cell table:formula="of:=[.B60]/2" office:value-type="percentage" office:value="5.78241158658936E-019">
            <text:p>0%</text:p>
          </table:table-cell>
          <table:table-cell table:formula="of:=[.B60]/2+[.C60]/2+[.D60]" office:value-type="percentage" office:value="1">
            <text:p>100%</text:p>
          </table:table-cell>
          <table:table-cell table:formula="of:=SUM([.B61:.D61])" office:value-type="percentage" office:value="1">
            <text:p>100%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C61]/2" office:value-type="percentage" office:value="2.89120579329468E-019">
            <text:p>0%</text:p>
          </table:table-cell>
          <table:table-cell table:formula="of:=[.B61]/2" office:value-type="percentage" office:value="2.89120579329468E-019">
            <text:p>0%</text:p>
          </table:table-cell>
          <table:table-cell table:formula="of:=[.B61]/2+[.C61]/2+[.D61]" office:value-type="percentage" office:value="1">
            <text:p>100%</text:p>
          </table:table-cell>
          <table:table-cell table:formula="of:=SUM([.B62:.D62])" office:value-type="percentage" office:value="1">
            <text:p>100%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C62]/2" office:value-type="percentage" office:value="1.44560289664734E-019">
            <text:p>0%</text:p>
          </table:table-cell>
          <table:table-cell table:formula="of:=[.B62]/2" office:value-type="percentage" office:value="1.44560289664734E-019">
            <text:p>0%</text:p>
          </table:table-cell>
          <table:table-cell table:formula="of:=[.B62]/2+[.C62]/2+[.D62]" office:value-type="percentage" office:value="1">
            <text:p>100%</text:p>
          </table:table-cell>
          <table:table-cell table:formula="of:=SUM([.B63:.D63])" office:value-type="percentage" office:value="1">
            <text:p>100%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C63]/2" office:value-type="percentage" office:value="7.2280144832367E-020">
            <text:p>0%</text:p>
          </table:table-cell>
          <table:table-cell table:formula="of:=[.B63]/2" office:value-type="percentage" office:value="7.2280144832367E-020">
            <text:p>0%</text:p>
          </table:table-cell>
          <table:table-cell table:formula="of:=[.B63]/2+[.C63]/2+[.D63]" office:value-type="percentage" office:value="1">
            <text:p>100%</text:p>
          </table:table-cell>
          <table:table-cell table:formula="of:=SUM([.B64:.D64])" office:value-type="percentage" office:value="1">
            <text:p>100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[.C64]/2" office:value-type="percentage" office:value="3.61400724161835E-020">
            <text:p>0%</text:p>
          </table:table-cell>
          <table:table-cell table:formula="of:=[.B64]/2" office:value-type="percentage" office:value="3.61400724161835E-020">
            <text:p>0%</text:p>
          </table:table-cell>
          <table:table-cell table:formula="of:=[.B64]/2+[.C64]/2+[.D64]" office:value-type="percentage" office:value="1">
            <text:p>100%</text:p>
          </table:table-cell>
          <table:table-cell table:formula="of:=SUM([.B65:.D65])" office:value-type="percentage" office:value="1">
            <text:p>100%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C65]/2" office:value-type="percentage" office:value="1.80700362080917E-020">
            <text:p>0%</text:p>
          </table:table-cell>
          <table:table-cell table:formula="of:=[.B65]/2" office:value-type="percentage" office:value="1.80700362080917E-020">
            <text:p>0%</text:p>
          </table:table-cell>
          <table:table-cell table:formula="of:=[.B65]/2+[.C65]/2+[.D65]" office:value-type="percentage" office:value="1">
            <text:p>100%</text:p>
          </table:table-cell>
          <table:table-cell table:formula="of:=SUM([.B66:.D66])" office:value-type="percentage" office:value="1">
            <text:p>100%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[.C66]/2" office:value-type="percentage" office:value="9.03501810404587E-021">
            <text:p>0%</text:p>
          </table:table-cell>
          <table:table-cell table:formula="of:=[.B66]/2" office:value-type="percentage" office:value="9.03501810404587E-021">
            <text:p>0%</text:p>
          </table:table-cell>
          <table:table-cell table:formula="of:=[.B66]/2+[.C66]/2+[.D66]" office:value-type="percentage" office:value="1">
            <text:p>100%</text:p>
          </table:table-cell>
          <table:table-cell table:formula="of:=SUM([.B67:.D67])" office:value-type="percentage" office:value="1">
            <text:p>100%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[.C67]/2" office:value-type="percentage" office:value="4.51750905202294E-021">
            <text:p>0%</text:p>
          </table:table-cell>
          <table:table-cell table:formula="of:=[.B67]/2" office:value-type="percentage" office:value="4.51750905202294E-021">
            <text:p>0%</text:p>
          </table:table-cell>
          <table:table-cell table:formula="of:=[.B67]/2+[.C67]/2+[.D67]" office:value-type="percentage" office:value="1">
            <text:p>100%</text:p>
          </table:table-cell>
          <table:table-cell table:formula="of:=SUM([.B68:.D68])" office:value-type="percentage" office:value="1">
            <text:p>100%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[.C68]/2" office:value-type="percentage" office:value="2.25875452601147E-021">
            <text:p>0%</text:p>
          </table:table-cell>
          <table:table-cell table:formula="of:=[.B68]/2" office:value-type="percentage" office:value="2.25875452601147E-021">
            <text:p>0%</text:p>
          </table:table-cell>
          <table:table-cell table:formula="of:=[.B68]/2+[.C68]/2+[.D68]" office:value-type="percentage" office:value="1">
            <text:p>100%</text:p>
          </table:table-cell>
          <table:table-cell table:formula="of:=SUM([.B69:.D69])" office:value-type="percentage" office:value="1">
            <text:p>100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[.C69]/2" office:value-type="percentage" office:value="1.12937726300573E-021">
            <text:p>0%</text:p>
          </table:table-cell>
          <table:table-cell table:formula="of:=[.B69]/2" office:value-type="percentage" office:value="1.12937726300573E-021">
            <text:p>0%</text:p>
          </table:table-cell>
          <table:table-cell table:formula="of:=[.B69]/2+[.C69]/2+[.D69]" office:value-type="percentage" office:value="1">
            <text:p>100%</text:p>
          </table:table-cell>
          <table:table-cell table:formula="of:=SUM([.B70:.D70])" office:value-type="percentage" office:value="1">
            <text:p>100%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[.C70]/2" office:value-type="percentage" office:value="5.64688631502867E-022">
            <text:p>0%</text:p>
          </table:table-cell>
          <table:table-cell table:formula="of:=[.B70]/2" office:value-type="percentage" office:value="5.64688631502867E-022">
            <text:p>0%</text:p>
          </table:table-cell>
          <table:table-cell table:formula="of:=[.B70]/2+[.C70]/2+[.D70]" office:value-type="percentage" office:value="1">
            <text:p>100%</text:p>
          </table:table-cell>
          <table:table-cell table:formula="of:=SUM([.B71:.D71])" office:value-type="percentage" office:value="1">
            <text:p>100%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C71]/2" office:value-type="percentage" office:value="2.82344315751433E-022">
            <text:p>0%</text:p>
          </table:table-cell>
          <table:table-cell table:formula="of:=[.B71]/2" office:value-type="percentage" office:value="2.82344315751433E-022">
            <text:p>0%</text:p>
          </table:table-cell>
          <table:table-cell table:formula="of:=[.B71]/2+[.C71]/2+[.D71]" office:value-type="percentage" office:value="1">
            <text:p>100%</text:p>
          </table:table-cell>
          <table:table-cell table:formula="of:=SUM([.B72:.D72])" office:value-type="percentage" office:value="1">
            <text:p>100%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[.C72]/2" office:value-type="percentage" office:value="1.41172157875717E-022">
            <text:p>0%</text:p>
          </table:table-cell>
          <table:table-cell table:formula="of:=[.B72]/2" office:value-type="percentage" office:value="1.41172157875717E-022">
            <text:p>0%</text:p>
          </table:table-cell>
          <table:table-cell table:formula="of:=[.B72]/2+[.C72]/2+[.D72]" office:value-type="percentage" office:value="1">
            <text:p>100%</text:p>
          </table:table-cell>
          <table:table-cell table:formula="of:=SUM([.B73:.D73])" office:value-type="percentage" office:value="1">
            <text:p>100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[.C73]/2" office:value-type="percentage" office:value="7.05860789378584E-023">
            <text:p>0%</text:p>
          </table:table-cell>
          <table:table-cell table:formula="of:=[.B73]/2" office:value-type="percentage" office:value="7.05860789378584E-023">
            <text:p>0%</text:p>
          </table:table-cell>
          <table:table-cell table:formula="of:=[.B73]/2+[.C73]/2+[.D73]" office:value-type="percentage" office:value="1">
            <text:p>100%</text:p>
          </table:table-cell>
          <table:table-cell table:formula="of:=SUM([.B74:.D74])" office:value-type="percentage" office:value="1">
            <text:p>100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[.C74]/2" office:value-type="percentage" office:value="3.52930394689292E-023">
            <text:p>0%</text:p>
          </table:table-cell>
          <table:table-cell table:formula="of:=[.B74]/2" office:value-type="percentage" office:value="3.52930394689292E-023">
            <text:p>0%</text:p>
          </table:table-cell>
          <table:table-cell table:formula="of:=[.B74]/2+[.C74]/2+[.D74]" office:value-type="percentage" office:value="1">
            <text:p>100%</text:p>
          </table:table-cell>
          <table:table-cell table:formula="of:=SUM([.B75:.D75])" office:value-type="percentage" office:value="1">
            <text:p>100%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[.C75]/2" office:value-type="percentage" office:value="1.76465197344646E-023">
            <text:p>0%</text:p>
          </table:table-cell>
          <table:table-cell table:formula="of:=[.B75]/2" office:value-type="percentage" office:value="1.76465197344646E-023">
            <text:p>0%</text:p>
          </table:table-cell>
          <table:table-cell table:formula="of:=[.B75]/2+[.C75]/2+[.D75]" office:value-type="percentage" office:value="1">
            <text:p>100%</text:p>
          </table:table-cell>
          <table:table-cell table:formula="of:=SUM([.B76:.D76])" office:value-type="percentage" office:value="1">
            <text:p>100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[.C76]/2" office:value-type="percentage" office:value="8.8232598672323E-024">
            <text:p>0%</text:p>
          </table:table-cell>
          <table:table-cell table:formula="of:=[.B76]/2" office:value-type="percentage" office:value="8.8232598672323E-024">
            <text:p>0%</text:p>
          </table:table-cell>
          <table:table-cell table:formula="of:=[.B76]/2+[.C76]/2+[.D76]" office:value-type="percentage" office:value="1">
            <text:p>100%</text:p>
          </table:table-cell>
          <table:table-cell table:formula="of:=SUM([.B77:.D77])" office:value-type="percentage" office:value="1">
            <text:p>100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[.C77]/2" office:value-type="percentage" office:value="4.41162993361615E-024">
            <text:p>0%</text:p>
          </table:table-cell>
          <table:table-cell table:formula="of:=[.B77]/2" office:value-type="percentage" office:value="4.41162993361615E-024">
            <text:p>0%</text:p>
          </table:table-cell>
          <table:table-cell table:formula="of:=[.B77]/2+[.C77]/2+[.D77]" office:value-type="percentage" office:value="1">
            <text:p>100%</text:p>
          </table:table-cell>
          <table:table-cell table:formula="of:=SUM([.B78:.D78])" office:value-type="percentage" office:value="1">
            <text:p>100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[.C78]/2" office:value-type="percentage" office:value="2.20581496680807E-024">
            <text:p>0%</text:p>
          </table:table-cell>
          <table:table-cell table:formula="of:=[.B78]/2" office:value-type="percentage" office:value="2.20581496680807E-024">
            <text:p>0%</text:p>
          </table:table-cell>
          <table:table-cell table:formula="of:=[.B78]/2+[.C78]/2+[.D78]" office:value-type="percentage" office:value="1">
            <text:p>100%</text:p>
          </table:table-cell>
          <table:table-cell table:formula="of:=SUM([.B79:.D79])" office:value-type="percentage" office:value="1">
            <text:p>100%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[.C79]/2" office:value-type="percentage" office:value="1.10290748340404E-024">
            <text:p>0%</text:p>
          </table:table-cell>
          <table:table-cell table:formula="of:=[.B79]/2" office:value-type="percentage" office:value="1.10290748340404E-024">
            <text:p>0%</text:p>
          </table:table-cell>
          <table:table-cell table:formula="of:=[.B79]/2+[.C79]/2+[.D79]" office:value-type="percentage" office:value="1">
            <text:p>100%</text:p>
          </table:table-cell>
          <table:table-cell table:formula="of:=SUM([.B80:.D80])" office:value-type="percentage" office:value="1">
            <text:p>100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[.C80]/2" office:value-type="percentage" office:value="5.51453741702018E-025">
            <text:p>0%</text:p>
          </table:table-cell>
          <table:table-cell table:formula="of:=[.B80]/2" office:value-type="percentage" office:value="5.51453741702018E-025">
            <text:p>0%</text:p>
          </table:table-cell>
          <table:table-cell table:formula="of:=[.B80]/2+[.C80]/2+[.D80]" office:value-type="percentage" office:value="1">
            <text:p>100%</text:p>
          </table:table-cell>
          <table:table-cell table:formula="of:=SUM([.B81:.D81])" office:value-type="percentage" office:value="1">
            <text:p>100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C81]/2" office:value-type="percentage" office:value="2.75726870851009E-025">
            <text:p>0%</text:p>
          </table:table-cell>
          <table:table-cell table:formula="of:=[.B81]/2" office:value-type="percentage" office:value="2.75726870851009E-025">
            <text:p>0%</text:p>
          </table:table-cell>
          <table:table-cell table:formula="of:=[.B81]/2+[.C81]/2+[.D81]" office:value-type="percentage" office:value="1">
            <text:p>100%</text:p>
          </table:table-cell>
          <table:table-cell table:formula="of:=SUM([.B82:.D82])" office:value-type="percentage" office:value="1">
            <text:p>100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[.C82]/2" office:value-type="percentage" office:value="1.37863435425505E-025">
            <text:p>0%</text:p>
          </table:table-cell>
          <table:table-cell table:formula="of:=[.B82]/2" office:value-type="percentage" office:value="1.37863435425505E-025">
            <text:p>0%</text:p>
          </table:table-cell>
          <table:table-cell table:formula="of:=[.B82]/2+[.C82]/2+[.D82]" office:value-type="percentage" office:value="1">
            <text:p>100%</text:p>
          </table:table-cell>
          <table:table-cell table:formula="of:=SUM([.B83:.D83])" office:value-type="percentage" office:value="1">
            <text:p>100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[.C83]/2" office:value-type="percentage" office:value="6.89317177127523E-026">
            <text:p>0%</text:p>
          </table:table-cell>
          <table:table-cell table:formula="of:=[.B83]/2" office:value-type="percentage" office:value="6.89317177127523E-026">
            <text:p>0%</text:p>
          </table:table-cell>
          <table:table-cell table:formula="of:=[.B83]/2+[.C83]/2+[.D83]" office:value-type="percentage" office:value="1">
            <text:p>100%</text:p>
          </table:table-cell>
          <table:table-cell table:formula="of:=SUM([.B84:.D84])" office:value-type="percentage" office:value="1">
            <text:p>100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[.C84]/2" office:value-type="percentage" office:value="3.44658588563761E-026">
            <text:p>0%</text:p>
          </table:table-cell>
          <table:table-cell table:formula="of:=[.B84]/2" office:value-type="percentage" office:value="3.44658588563761E-026">
            <text:p>0%</text:p>
          </table:table-cell>
          <table:table-cell table:formula="of:=[.B84]/2+[.C84]/2+[.D84]" office:value-type="percentage" office:value="1">
            <text:p>100%</text:p>
          </table:table-cell>
          <table:table-cell table:formula="of:=SUM([.B85:.D85])" office:value-type="percentage" office:value="1">
            <text:p>100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[.C85]/2" office:value-type="percentage" office:value="1.72329294281881E-026">
            <text:p>0%</text:p>
          </table:table-cell>
          <table:table-cell table:formula="of:=[.B85]/2" office:value-type="percentage" office:value="1.72329294281881E-026">
            <text:p>0%</text:p>
          </table:table-cell>
          <table:table-cell table:formula="of:=[.B85]/2+[.C85]/2+[.D85]" office:value-type="percentage" office:value="1">
            <text:p>100%</text:p>
          </table:table-cell>
          <table:table-cell table:formula="of:=SUM([.B86:.D86])" office:value-type="percentage" office:value="1">
            <text:p>100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[.C86]/2" office:value-type="percentage" office:value="8.61646471409404E-027">
            <text:p>0%</text:p>
          </table:table-cell>
          <table:table-cell table:formula="of:=[.B86]/2" office:value-type="percentage" office:value="8.61646471409404E-027">
            <text:p>0%</text:p>
          </table:table-cell>
          <table:table-cell table:formula="of:=[.B86]/2+[.C86]/2+[.D86]" office:value-type="percentage" office:value="1">
            <text:p>100%</text:p>
          </table:table-cell>
          <table:table-cell table:formula="of:=SUM([.B87:.D87])" office:value-type="percentage" office:value="1">
            <text:p>100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[.C87]/2" office:value-type="percentage" office:value="4.30823235704702E-027">
            <text:p>0%</text:p>
          </table:table-cell>
          <table:table-cell table:formula="of:=[.B87]/2" office:value-type="percentage" office:value="4.30823235704702E-027">
            <text:p>0%</text:p>
          </table:table-cell>
          <table:table-cell table:formula="of:=[.B87]/2+[.C87]/2+[.D87]" office:value-type="percentage" office:value="1">
            <text:p>100%</text:p>
          </table:table-cell>
          <table:table-cell table:formula="of:=SUM([.B88:.D88])" office:value-type="percentage" office:value="1">
            <text:p>100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[.C88]/2" office:value-type="percentage" office:value="2.15411617852351E-027">
            <text:p>0%</text:p>
          </table:table-cell>
          <table:table-cell table:formula="of:=[.B88]/2" office:value-type="percentage" office:value="2.15411617852351E-027">
            <text:p>0%</text:p>
          </table:table-cell>
          <table:table-cell table:formula="of:=[.B88]/2+[.C88]/2+[.D88]" office:value-type="percentage" office:value="1">
            <text:p>100%</text:p>
          </table:table-cell>
          <table:table-cell table:formula="of:=SUM([.B89:.D89])" office:value-type="percentage" office:value="1">
            <text:p>100%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[.C89]/2" office:value-type="percentage" office:value="1.07705808926175E-027">
            <text:p>0%</text:p>
          </table:table-cell>
          <table:table-cell table:formula="of:=[.B89]/2" office:value-type="percentage" office:value="1.07705808926175E-027">
            <text:p>0%</text:p>
          </table:table-cell>
          <table:table-cell table:formula="of:=[.B89]/2+[.C89]/2+[.D89]" office:value-type="percentage" office:value="1">
            <text:p>100%</text:p>
          </table:table-cell>
          <table:table-cell table:formula="of:=SUM([.B90:.D90])" office:value-type="percentage" office:value="1">
            <text:p>100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[.C90]/2" office:value-type="percentage" office:value="5.38529044630877E-028">
            <text:p>0%</text:p>
          </table:table-cell>
          <table:table-cell table:formula="of:=[.B90]/2" office:value-type="percentage" office:value="5.38529044630877E-028">
            <text:p>0%</text:p>
          </table:table-cell>
          <table:table-cell table:formula="of:=[.B90]/2+[.C90]/2+[.D90]" office:value-type="percentage" office:value="1">
            <text:p>100%</text:p>
          </table:table-cell>
          <table:table-cell table:formula="of:=SUM([.B91:.D91])" office:value-type="percentage" office:value="1">
            <text:p>100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C91]/2" office:value-type="percentage" office:value="2.69264522315439E-028">
            <text:p>0%</text:p>
          </table:table-cell>
          <table:table-cell table:formula="of:=[.B91]/2" office:value-type="percentage" office:value="2.69264522315439E-028">
            <text:p>0%</text:p>
          </table:table-cell>
          <table:table-cell table:formula="of:=[.B91]/2+[.C91]/2+[.D91]" office:value-type="percentage" office:value="1">
            <text:p>100%</text:p>
          </table:table-cell>
          <table:table-cell table:formula="of:=SUM([.B92:.D92])" office:value-type="percentage" office:value="1">
            <text:p>100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[.C92]/2" office:value-type="percentage" office:value="1.34632261157719E-028">
            <text:p>0%</text:p>
          </table:table-cell>
          <table:table-cell table:formula="of:=[.B92]/2" office:value-type="percentage" office:value="1.34632261157719E-028">
            <text:p>0%</text:p>
          </table:table-cell>
          <table:table-cell table:formula="of:=[.B92]/2+[.C92]/2+[.D92]" office:value-type="percentage" office:value="1">
            <text:p>100%</text:p>
          </table:table-cell>
          <table:table-cell table:formula="of:=SUM([.B93:.D93])" office:value-type="percentage" office:value="1">
            <text:p>100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[.C93]/2" office:value-type="percentage" office:value="6.73161305788597E-029">
            <text:p>0%</text:p>
          </table:table-cell>
          <table:table-cell table:formula="of:=[.B93]/2" office:value-type="percentage" office:value="6.73161305788597E-029">
            <text:p>0%</text:p>
          </table:table-cell>
          <table:table-cell table:formula="of:=[.B93]/2+[.C93]/2+[.D93]" office:value-type="percentage" office:value="1">
            <text:p>100%</text:p>
          </table:table-cell>
          <table:table-cell table:formula="of:=SUM([.B94:.D94])" office:value-type="percentage" office:value="1">
            <text:p>100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[.C94]/2" office:value-type="percentage" office:value="3.36580652894298E-029">
            <text:p>0%</text:p>
          </table:table-cell>
          <table:table-cell table:formula="of:=[.B94]/2" office:value-type="percentage" office:value="3.36580652894298E-029">
            <text:p>0%</text:p>
          </table:table-cell>
          <table:table-cell table:formula="of:=[.B94]/2+[.C94]/2+[.D94]" office:value-type="percentage" office:value="1">
            <text:p>100%</text:p>
          </table:table-cell>
          <table:table-cell table:formula="of:=SUM([.B95:.D95])" office:value-type="percentage" office:value="1">
            <text:p>100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[.C95]/2" office:value-type="percentage" office:value="1.68290326447149E-029">
            <text:p>0%</text:p>
          </table:table-cell>
          <table:table-cell table:formula="of:=[.B95]/2" office:value-type="percentage" office:value="1.68290326447149E-029">
            <text:p>0%</text:p>
          </table:table-cell>
          <table:table-cell table:formula="of:=[.B95]/2+[.C95]/2+[.D95]" office:value-type="percentage" office:value="1">
            <text:p>100%</text:p>
          </table:table-cell>
          <table:table-cell table:formula="of:=SUM([.B96:.D96])" office:value-type="percentage" office:value="1">
            <text:p>100%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[.C96]/2" office:value-type="percentage" office:value="8.41451632235746E-030">
            <text:p>0%</text:p>
          </table:table-cell>
          <table:table-cell table:formula="of:=[.B96]/2" office:value-type="percentage" office:value="8.41451632235746E-030">
            <text:p>0%</text:p>
          </table:table-cell>
          <table:table-cell table:formula="of:=[.B96]/2+[.C96]/2+[.D96]" office:value-type="percentage" office:value="1">
            <text:p>100%</text:p>
          </table:table-cell>
          <table:table-cell table:formula="of:=SUM([.B97:.D97])" office:value-type="percentage" office:value="1">
            <text:p>100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[.C97]/2" office:value-type="percentage" office:value="4.20725816117873E-030">
            <text:p>0%</text:p>
          </table:table-cell>
          <table:table-cell table:formula="of:=[.B97]/2" office:value-type="percentage" office:value="4.20725816117873E-030">
            <text:p>0%</text:p>
          </table:table-cell>
          <table:table-cell table:formula="of:=[.B97]/2+[.C97]/2+[.D97]" office:value-type="percentage" office:value="1">
            <text:p>100%</text:p>
          </table:table-cell>
          <table:table-cell table:formula="of:=SUM([.B98:.D98])" office:value-type="percentage" office:value="1">
            <text:p>100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[.C98]/2" office:value-type="percentage" office:value="2.10362908058936E-030">
            <text:p>0%</text:p>
          </table:table-cell>
          <table:table-cell table:formula="of:=[.B98]/2" office:value-type="percentage" office:value="2.10362908058936E-030">
            <text:p>0%</text:p>
          </table:table-cell>
          <table:table-cell table:formula="of:=[.B98]/2+[.C98]/2+[.D98]" office:value-type="percentage" office:value="1">
            <text:p>100%</text:p>
          </table:table-cell>
          <table:table-cell table:formula="of:=SUM([.B99:.D99])" office:value-type="percentage" office:value="1">
            <text:p>100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[.C99]/2" office:value-type="percentage" office:value="1.05181454029468E-030">
            <text:p>0%</text:p>
          </table:table-cell>
          <table:table-cell table:formula="of:=[.B99]/2" office:value-type="percentage" office:value="1.05181454029468E-030">
            <text:p>0%</text:p>
          </table:table-cell>
          <table:table-cell table:formula="of:=[.B99]/2+[.C99]/2+[.D99]" office:value-type="percentage" office:value="1">
            <text:p>100%</text:p>
          </table:table-cell>
          <table:table-cell table:formula="of:=SUM([.B100:.D100])" office:value-type="percentage" office:value="1">
            <text:p>100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[.C100]/2" office:value-type="percentage" office:value="5.25907270147341E-031">
            <text:p>0%</text:p>
          </table:table-cell>
          <table:table-cell table:formula="of:=[.B100]/2" office:value-type="percentage" office:value="5.25907270147341E-031">
            <text:p>0%</text:p>
          </table:table-cell>
          <table:table-cell table:formula="of:=[.B100]/2+[.C100]/2+[.D100]" office:value-type="percentage" office:value="1">
            <text:p>100%</text:p>
          </table:table-cell>
          <table:table-cell table:formula="of:=SUM([.B101:.D101])" office:value-type="percentage" office:value="1">
            <text:p>100%</text:p>
          </table:table-cell>
        </table:table-row>
      </table:table>
      <table:table table:name="Infinite" table:style-name="ta1" table:print="false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SZ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1">
            <text:p>100%</text:p>
          </table:table-cell>
          <table:table-cell office:value-type="percentage" office:value="0">
            <text:p>0%</text:p>
          </table:table-cell>
          <table:table-cell table:formula="of:=SUM([.B2:.C2])" office:value-type="percentage" office:value="1">
            <text:p>100%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percentage" office:value="0">
            <text:p>0%</text:p>
          </table:table-cell>
          <table:table-cell table:formula="of:=[.B2]" office:value-type="percentage" office:value="1">
            <text:p>100%</text:p>
          </table:table-cell>
          <table:table-cell table:formula="of:=SUM([.B3:.C3])" office:value-type="percentage" office:value="1">
            <text:p>100%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C3]" office:value-type="percentage" office:value="1">
            <text:p>100%</text:p>
          </table:table-cell>
          <table:table-cell table:formula="of:=[.B3]" office:value-type="percentage" office:value="0">
            <text:p>0%</text:p>
          </table:table-cell>
          <table:table-cell table:formula="of:=SUM([.B4:.C4])" office:value-type="percentage" office:value="1">
            <text:p>1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C4]" office:value-type="percentage" office:value="0">
            <text:p>0%</text:p>
          </table:table-cell>
          <table:table-cell table:formula="of:=[.B4]" office:value-type="percentage" office:value="1">
            <text:p>100%</text:p>
          </table:table-cell>
          <table:table-cell table:formula="of:=SUM([.B5:.C5])" office:value-type="percentage" office:value="1">
            <text:p>100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C5]" office:value-type="percentage" office:value="1">
            <text:p>100%</text:p>
          </table:table-cell>
          <table:table-cell table:formula="of:=[.B5]" office:value-type="percentage" office:value="0">
            <text:p>0%</text:p>
          </table:table-cell>
          <table:table-cell table:formula="of:=SUM([.B6:.C6])" office:value-type="percentage" office:value="1">
            <text:p>1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C6]" office:value-type="percentage" office:value="0">
            <text:p>0%</text:p>
          </table:table-cell>
          <table:table-cell table:formula="of:=[.B6]" office:value-type="percentage" office:value="1">
            <text:p>100%</text:p>
          </table:table-cell>
          <table:table-cell table:formula="of:=SUM([.B7:.C7])" office:value-type="percentage" office:value="1">
            <text:p>1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C7]" office:value-type="percentage" office:value="1">
            <text:p>100%</text:p>
          </table:table-cell>
          <table:table-cell table:formula="of:=[.B7]" office:value-type="percentage" office:value="0">
            <text:p>0%</text:p>
          </table:table-cell>
          <table:table-cell table:formula="of:=SUM([.B8:.C8])" office:value-type="percentage" office:value="1">
            <text:p>1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C8]" office:value-type="percentage" office:value="0">
            <text:p>0%</text:p>
          </table:table-cell>
          <table:table-cell table:formula="of:=[.B8]" office:value-type="percentage" office:value="1">
            <text:p>100%</text:p>
          </table:table-cell>
          <table:table-cell table:formula="of:=SUM([.B9:.C9])" office:value-type="percentage" office:value="1">
            <text:p>1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C9]" office:value-type="percentage" office:value="1">
            <text:p>100%</text:p>
          </table:table-cell>
          <table:table-cell table:formula="of:=[.B9]" office:value-type="percentage" office:value="0">
            <text:p>0%</text:p>
          </table:table-cell>
          <table:table-cell table:formula="of:=SUM([.B10:.C10])" office:value-type="percentage" office:value="1">
            <text:p>1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C10]" office:value-type="percentage" office:value="0">
            <text:p>0%</text:p>
          </table:table-cell>
          <table:table-cell table:formula="of:=[.B10]" office:value-type="percentage" office:value="1">
            <text:p>100%</text:p>
          </table:table-cell>
          <table:table-cell table:formula="of:=SUM([.B11:.C11])" office:value-type="percentage" office:value="1">
            <text:p>1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C11]" office:value-type="percentage" office:value="1">
            <text:p>100%</text:p>
          </table:table-cell>
          <table:table-cell table:formula="of:=[.B11]" office:value-type="percentage" office:value="0">
            <text:p>0%</text:p>
          </table:table-cell>
          <table:table-cell table:formula="of:=SUM([.B12:.C12])" office:value-type="percentage" office:value="1">
            <text:p>1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C12]" office:value-type="percentage" office:value="0">
            <text:p>0%</text:p>
          </table:table-cell>
          <table:table-cell table:formula="of:=[.B12]" office:value-type="percentage" office:value="1">
            <text:p>100%</text:p>
          </table:table-cell>
          <table:table-cell table:formula="of:=SUM([.B13:.C13])" office:value-type="percentage" office:value="1">
            <text:p>1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C13]" office:value-type="percentage" office:value="1">
            <text:p>100%</text:p>
          </table:table-cell>
          <table:table-cell table:formula="of:=[.B13]" office:value-type="percentage" office:value="0">
            <text:p>0%</text:p>
          </table:table-cell>
          <table:table-cell table:formula="of:=SUM([.B14:.C14])" office:value-type="percentage" office:value="1">
            <text:p>100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C14]" office:value-type="percentage" office:value="0">
            <text:p>0%</text:p>
          </table:table-cell>
          <table:table-cell table:formula="of:=[.B14]" office:value-type="percentage" office:value="1">
            <text:p>100%</text:p>
          </table:table-cell>
          <table:table-cell table:formula="of:=SUM([.B15:.C15])" office:value-type="percentage" office:value="1">
            <text:p>10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hu" fo:country="H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2020.02.28</text:date>, <text:time>23:15:02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ki Jki</meta:initial-creator>
    <meta:creation-date>2020-02-28T17:46:22.95</meta:creation-date>
    <dc:date>2020-02-28T23:15:02.51</dc:date>
    <dc:creator>Jki Jki</dc:creator>
    <meta:editing-duration>PT2H40M18S</meta:editing-duration>
    <meta:editing-cycles>5</meta:editing-cycles>
    <meta:generator>OpenOffice/4.1.5$Win32 OpenOffice.org_project/415m1$Build-9789</meta:generator>
    <meta:document-statistic meta:table-count="4" meta:cell-count="10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51cm" svg:height="9.91cm" xlink:href=".." xlink:type="simple" chart:class="chart:scatter" chart:style-name="ch1">
        <chart:title svg:x="5.358cm" svg:y="0.334cm" chart:style-name="ch2">
          <text:p>Pagerank algoritmus Cpp</text:p>
        </chart:title>
        <chart:legend svg:x="1.537cm" svg:y="8.913cm" style:legend-expansion="custom" chartooo:width="11.732cm" chartooo:height="0.885cm" style:legend-expansion-aspect-ratio="13.2564971751412" chart:style-name="ch3"/>
        <chart:plot-area chart:style-name="ch4" table:cell-range-address="PageRankByCpp.A2:PageRankByCpp.E44 PageRankByCpp.B1:PageRankByCpp.E1" chart:data-source-has-labels="row" svg:x="0.788cm" svg:y="1.132cm" svg:width="14.736cm" svg:height="6.965cm">
          <chartooo:coordinate-region svg:x="1.727cm" svg:y="1.344cm" svg:width="13.61cm" svg:height="6.08cm"/>
          <chart:axis chart:dimension="x" chart:name="primary-x" chart:style-name="ch5">
            <chart:title svg:x="7.04cm" svg:y="8.296cm" chart:style-name="ch6">
              <text:p>lépés szám [1]</text:p>
            </chart:title>
            <chart:grid chart:style-name="ch7" chart:class="major"/>
          </chart:axis>
          <chart:axis chart:dimension="y" chart:name="primary-y" chart:style-name="ch8">
            <chart:title svg:x="0.001cm" svg:y="5.624cm" chart:style-name="ch9">
              <text:p>page rank[%]</text:p>
            </chart:title>
            <chart:grid chart:style-name="ch7" chart:class="major"/>
          </chart:axis>
          <chart:series chart:style-name="ch10" chart:values-cell-range-address="PageRankByCpp.B2:PageRankByCpp.B44" chart:label-cell-address="PageRankByCpp.B1:PageRankByCpp.B1" chart:class="chart:scatter">
            <chart:domain table:cell-range-address="PageRankByCpp.A2:PageRankByCpp.A44"/>
            <chart:data-point chart:repeated="43"/>
          </chart:series>
          <chart:series chart:style-name="ch11" chart:values-cell-range-address="PageRankByCpp.C2:PageRankByCpp.C44" chart:label-cell-address="PageRankByCpp.C1:PageRankByCpp.C1" chart:class="chart:scatter">
            <chart:data-point chart:repeated="43"/>
          </chart:series>
          <chart:series chart:style-name="ch12" chart:values-cell-range-address="PageRankByCpp.D2:PageRankByCpp.D44" chart:label-cell-address="PageRankByCpp.D1:PageRankByCpp.D1" chart:class="chart:scatter">
            <chart:data-point chart:repeated="43"/>
          </chart:series>
          <chart:series chart:style-name="ch13" chart:values-cell-range-address="PageRankByCpp.E2:PageRankByCpp.E44" chart:label-cell-address="PageRankByCpp.E1:PageRankByCpp.E1" chart:class="chart:scatter">
            <chart:data-point chart:repeated="4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A</text:p>
              </table:table-cell>
              <table:table-cell office:value-type="string">
                <text:p>J</text:p>
                <draw:g>
                  <svg:desc>PageRankByCpp.B1:PageRankByCpp.B1</svg:desc>
                </draw:g>
              </table:table-cell>
              <table:table-cell office:value-type="string">
                <text:p>JP</text:p>
                <draw:g>
                  <svg:desc>PageRankByCpp.C1:PageRankByCpp.C1</svg:desc>
                </draw:g>
              </table:table-cell>
              <table:table-cell office:value-type="string">
                <text:p>JPL</text:p>
                <draw:g>
                  <svg:desc>PageRankByCpp.D1:PageRankByCpp.D1</svg:desc>
                </draw:g>
              </table:table-cell>
              <table:table-cell office:value-type="string">
                <text:p>M</text:p>
                <draw:g>
                  <svg:desc>PageRankByCpp.E1:PageRankByCpp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geRankByCpp.A2:PageRankByCpp.A44</svg:desc>
                </draw:g>
              </table:table-cell>
              <table:table-cell office:value-type="float" office:value="0.25">
                <text:p>0.25</text:p>
                <draw:g>
                  <svg:desc>PageRankByCpp.B2:PageRankByCpp.B44</svg:desc>
                </draw:g>
              </table:table-cell>
              <table:table-cell office:value-type="float" office:value="0.25">
                <text:p>0.25</text:p>
                <draw:g>
                  <svg:desc>PageRankByCpp.C2:PageRankByCpp.C44</svg:desc>
                </draw:g>
              </table:table-cell>
              <table:table-cell office:value-type="float" office:value="0.25">
                <text:p>0.25</text:p>
                <draw:g>
                  <svg:desc>PageRankByCpp.D2:PageRankByCpp.D44</svg:desc>
                </draw:g>
              </table:table-cell>
              <table:table-cell office:value-type="float" office:value="0.25">
                <text:p>0.25</text:p>
                <draw:g>
                  <svg:desc>PageRankByCpp.E2:PageRankByCpp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833333">
                <text:p>0.0833333</text:p>
              </table:table-cell>
              <table:table-cell office:value-type="float" office:value="0.708333">
                <text:p>0.708333</text:p>
              </table:table-cell>
              <table:table-cell office:value-type="float" office:value="0.125">
                <text:p>0.125</text:p>
              </table:table-cell>
              <table:table-cell office:value-type="float" office:value="0.0833333">
                <text:p>0.08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16667">
                <text:p>0.0416667</text:p>
              </table:table-cell>
              <table:table-cell office:value-type="float" office:value="0.5625">
                <text:p>0.5625</text:p>
              </table:table-cell>
              <table:table-cell office:value-type="float" office:value="0.354167">
                <text:p>0.354167</text:p>
              </table:table-cell>
              <table:table-cell office:value-type="float" office:value="0.0416667">
                <text:p>0.041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18056">
                <text:p>0.118056</text:p>
              </table:table-cell>
              <table:table-cell office:value-type="float" office:value="0.482639">
                <text:p>0.482639</text:p>
              </table:table-cell>
              <table:table-cell office:value-type="float" office:value="0.28125">
                <text:p>0.28125</text:p>
              </table:table-cell>
              <table:table-cell office:value-type="float" office:value="0.118056">
                <text:p>0.118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9375">
                <text:p>0.09375</text:p>
              </table:table-cell>
              <table:table-cell office:value-type="float" office:value="0.571181">
                <text:p>0.571181</text:p>
              </table:table-cell>
              <table:table-cell office:value-type="float" office:value="0.241319">
                <text:p>0.241319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804398">
                <text:p>0.0804398</text:p>
              </table:table-cell>
              <table:table-cell office:value-type="float" office:value="0.55353">
                <text:p>0.55353</text:p>
              </table:table-cell>
              <table:table-cell office:value-type="float" office:value="0.28559">
                <text:p>0.28559</text:p>
              </table:table-cell>
              <table:table-cell office:value-type="float" office:value="0.0804398">
                <text:p>0.08043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951968">
                <text:p>0.0951968</text:p>
              </table:table-cell>
              <table:table-cell office:value-type="float" office:value="0.532841">
                <text:p>0.532841</text:p>
              </table:table-cell>
              <table:table-cell office:value-type="float" office:value="0.276765">
                <text:p>0.276765</text:p>
              </table:table-cell>
              <table:table-cell office:value-type="float" office:value="0.0951968">
                <text:p>0.0951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92255">
                <text:p>0.092255</text:p>
              </table:table-cell>
              <table:table-cell office:value-type="float" office:value="0.549069">
                <text:p>0.549069</text:p>
              </table:table-cell>
              <table:table-cell office:value-type="float" office:value="0.266421">
                <text:p>0.266421</text:p>
              </table:table-cell>
              <table:table-cell office:value-type="float" office:value="0.092255">
                <text:p>0.092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888069">
                <text:p>0.0888069</text:p>
              </table:table-cell>
              <table:table-cell office:value-type="float" office:value="0.547852">
                <text:p>0.547852</text:p>
              </table:table-cell>
              <table:table-cell office:value-type="float" office:value="0.274535">
                <text:p>0.274535</text:p>
              </table:table-cell>
              <table:table-cell office:value-type="float" office:value="0.0888069">
                <text:p>0.0888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915115">
                <text:p>0.0915115</text:p>
              </table:table-cell>
              <table:table-cell office:value-type="float" office:value="0.543051">
                <text:p>0.543051</text:p>
              </table:table-cell>
              <table:table-cell office:value-type="float" office:value="0.273926">
                <text:p>0.273926</text:p>
              </table:table-cell>
              <table:table-cell office:value-type="float" office:value="0.0915115">
                <text:p>0.0915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913086">
                <text:p>0.0913086</text:p>
              </table:table-cell>
              <table:table-cell office:value-type="float" office:value="0.545857">
                <text:p>0.545857</text:p>
              </table:table-cell>
              <table:table-cell office:value-type="float" office:value="0.271526">
                <text:p>0.271526</text:p>
              </table:table-cell>
              <table:table-cell office:value-type="float" office:value="0.0913086">
                <text:p>0.0913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905085">
                <text:p>0.0905085</text:p>
              </table:table-cell>
              <table:table-cell office:value-type="float" office:value="0.546054">
                <text:p>0.546054</text:p>
              </table:table-cell>
              <table:table-cell office:value-type="float" office:value="0.272929">
                <text:p>0.272929</text:p>
              </table:table-cell>
              <table:table-cell office:value-type="float" office:value="0.0905085">
                <text:p>0.0905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909762">
                <text:p>0.0909762</text:p>
              </table:table-cell>
              <table:table-cell office:value-type="float" office:value="0.54502">
                <text:p>0.54502</text:p>
              </table:table-cell>
              <table:table-cell office:value-type="float" office:value="0.273027">
                <text:p>0.273027</text:p>
              </table:table-cell>
              <table:table-cell office:value-type="float" office:value="0.0909762">
                <text:p>0.09097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910091">
                <text:p>0.0910091</text:p>
              </table:table-cell>
              <table:table-cell office:value-type="float" office:value="0.545472">
                <text:p>0.545472</text:p>
              </table:table-cell>
              <table:table-cell office:value-type="float" office:value="0.27251">
                <text:p>0.27251</text:p>
              </table:table-cell>
              <table:table-cell office:value-type="float" office:value="0.0910091">
                <text:p>0.09100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908367">
                <text:p>0.0908367</text:p>
              </table:table-cell>
              <table:table-cell office:value-type="float" office:value="0.545591">
                <text:p>0.545591</text:p>
              </table:table-cell>
              <table:table-cell office:value-type="float" office:value="0.272736">
                <text:p>0.272736</text:p>
              </table:table-cell>
              <table:table-cell office:value-type="float" office:value="0.0908367">
                <text:p>0.09083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909119">
                <text:p>0.0909119</text:p>
              </table:table-cell>
              <table:table-cell office:value-type="float" office:value="0.545381">
                <text:p>0.545381</text:p>
              </table:table-cell>
              <table:table-cell office:value-type="float" office:value="0.272795">
                <text:p>0.272795</text:p>
              </table:table-cell>
              <table:table-cell office:value-type="float" office:value="0.0909119">
                <text:p>0.0909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909318">
                <text:p>0.0909318</text:p>
              </table:table-cell>
              <table:table-cell office:value-type="float" office:value="0.545446">
                <text:p>0.545446</text:p>
              </table:table-cell>
              <table:table-cell office:value-type="float" office:value="0.27269">
                <text:p>0.27269</text:p>
              </table:table-cell>
              <table:table-cell office:value-type="float" office:value="0.0909318">
                <text:p>0.0909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908968">
                <text:p>0.0908968</text:p>
              </table:table-cell>
              <table:table-cell office:value-type="float" office:value="0.545483">
                <text:p>0.545483</text:p>
              </table:table-cell>
              <table:table-cell office:value-type="float" office:value="0.272723">
                <text:p>0.272723</text:p>
              </table:table-cell>
              <table:table-cell office:value-type="float" office:value="0.0908968">
                <text:p>0.0908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09077">
                <text:p>0.0909077</text:p>
              </table:table-cell>
              <table:table-cell office:value-type="float" office:value="0.545443">
                <text:p>0.545443</text:p>
              </table:table-cell>
              <table:table-cell office:value-type="float" office:value="0.272742">
                <text:p>0.272742</text:p>
              </table:table-cell>
              <table:table-cell office:value-type="float" office:value="0.0909077">
                <text:p>0.0909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909139">
                <text:p>0.0909139</text:p>
              </table:table-cell>
              <table:table-cell office:value-type="float" office:value="0.545451">
                <text:p>0.545451</text:p>
              </table:table-cell>
              <table:table-cell office:value-type="float" office:value="0.272721">
                <text:p>0.272721</text:p>
              </table:table-cell>
              <table:table-cell office:value-type="float" office:value="0.0909139">
                <text:p>0.09091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909072">
                <text:p>0.0909072</text:p>
              </table:table-cell>
              <table:table-cell office:value-type="float" office:value="0.54546">
                <text:p>0.54546</text:p>
              </table:table-cell>
              <table:table-cell office:value-type="float" office:value="0.272725">
                <text:p>0.272725</text:p>
              </table:table-cell>
              <table:table-cell office:value-type="float" office:value="0.0909072">
                <text:p>0.09090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909085">
                <text:p>0.0909085</text:p>
              </table:table-cell>
              <table:table-cell office:value-type="float" office:value="0.545453">
                <text:p>0.545453</text:p>
              </table:table-cell>
              <table:table-cell office:value-type="float" office:value="0.27273">
                <text:p>0.27273</text:p>
              </table:table-cell>
              <table:table-cell office:value-type="float" office:value="0.0909085">
                <text:p>0.0909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909101">
                <text:p>0.0909101</text:p>
              </table:table-cell>
              <table:table-cell office:value-type="float" office:value="0.545453">
                <text:p>0.545453</text:p>
              </table:table-cell>
              <table:table-cell office:value-type="float" office:value="0.272726">
                <text:p>0.272726</text:p>
              </table:table-cell>
              <table:table-cell office:value-type="float" office:value="0.0909101">
                <text:p>0.0909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909088">
                <text:p>0.0909088</text:p>
              </table:table-cell>
              <table:table-cell office:value-type="float" office:value="0.545456">
                <text:p>0.545456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88">
                <text:p>0.0909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909089">
                <text:p>0.0909089</text:p>
              </table:table-cell>
              <table:table-cell office:value-type="float" office:value="0.545454">
                <text:p>0.545454</text:p>
              </table:table-cell>
              <table:table-cell office:value-type="float" office:value="0.272728">
                <text:p>0.272728</text:p>
              </table:table-cell>
              <table:table-cell office:value-type="float" office:value="0.0909089">
                <text:p>0.09090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909093">
                <text:p>0.0909093</text:p>
              </table:table-cell>
              <table:table-cell office:value-type="float" office:value="0.545454">
                <text:p>0.545454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3">
                <text:p>0.09090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90909">
                <text:p>0.090909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">
                <text:p>0.0909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4">
                <text:p>0.545454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07cm" svg:height="9.884cm" xlink:href=".." xlink:type="simple" chart:class="chart:scatter" chart:style-name="ch1">
        <chart:title svg:x="4.658cm" svg:y="0.333cm" chart:style-name="ch2">
          <text:p>Pagerank Algoritmus OpenOffice</text:p>
        </chart:title>
        <chart:legend svg:x="3.931cm" svg:y="8.891cm" style:legend-expansion="custom" chartooo:width="6.569cm" chartooo:height="0.733cm" style:legend-expansion-aspect-ratio="8.96180081855389" chart:style-name="ch3"/>
        <chart:plot-area chart:style-name="ch4" table:cell-range-address="PagerankByCalc.A2:PagerankByCalc.E47 PagerankByCalc.B1:PagerankByCalc.E1" chart:data-source-has-labels="row" svg:x="1.076cm" svg:y="1.039cm" svg:width="14.436cm" svg:height="7.227cm">
          <chartooo:coordinate-region svg:x="2.015cm" svg:y="1.251cm" svg:width="13.311cm" svg:height="6.342cm"/>
          <chart:axis chart:dimension="x" chart:name="primary-x" chart:style-name="ch5">
            <chart:title svg:x="7.178cm" svg:y="8.464cm" chart:style-name="ch6">
              <text:p>lépés szám [1]</text:p>
            </chart:title>
            <chart:grid chart:style-name="ch7" chart:class="major"/>
          </chart:axis>
          <chart:axis chart:dimension="y" chart:name="primary-y" chart:style-name="ch8">
            <chart:title svg:x="0.173cm" svg:y="5.781cm" chart:style-name="ch9">
              <text:p>Page Rank [%]</text:p>
            </chart:title>
            <chart:grid chart:style-name="ch7" chart:class="major"/>
          </chart:axis>
          <chart:series chart:style-name="ch10" chart:values-cell-range-address="PagerankByCalc.B2:PagerankByCalc.B47" chart:label-cell-address="PagerankByCalc.B1:PagerankByCalc.B1" chart:class="chart:scatter">
            <chart:domain table:cell-range-address="PagerankByCalc.A2:PagerankByCalc.A47"/>
            <chart:data-point chart:repeated="46"/>
          </chart:series>
          <chart:series chart:style-name="ch11" chart:values-cell-range-address="PagerankByCalc.C2:PagerankByCalc.C47" chart:label-cell-address="PagerankByCalc.C1:PagerankByCalc.C1" chart:class="chart:scatter">
            <chart:data-point chart:repeated="46"/>
          </chart:series>
          <chart:series chart:style-name="ch12" chart:values-cell-range-address="PagerankByCalc.D2:PagerankByCalc.D47" chart:label-cell-address="PagerankByCalc.D1:PagerankByCalc.D1" chart:class="chart:scatter">
            <chart:data-point chart:repeated="46"/>
          </chart:series>
          <chart:series chart:style-name="ch13" chart:values-cell-range-address="PagerankByCalc.E2:PagerankByCalc.E47" chart:label-cell-address="PagerankByCalc.E1:PagerankByCalc.E1" chart:class="chart:scatter">
            <chart:data-point chart:repeated="4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A</text:p>
              </table:table-cell>
              <table:table-cell office:value-type="string">
                <text:p>J </text:p>
                <draw:g>
                  <svg:desc>PagerankByCalc.B1:PagerankByCalc.B1</svg:desc>
                </draw:g>
              </table:table-cell>
              <table:table-cell office:value-type="string">
                <text:p>JP </text:p>
                <draw:g>
                  <svg:desc>PagerankByCalc.C1:PagerankByCalc.C1</svg:desc>
                </draw:g>
              </table:table-cell>
              <table:table-cell office:value-type="string">
                <text:p>JPL</text:p>
                <draw:g>
                  <svg:desc>PagerankByCalc.D1:PagerankByCalc.D1</svg:desc>
                </draw:g>
              </table:table-cell>
              <table:table-cell office:value-type="string">
                <text:p>M</text:p>
                <draw:g>
                  <svg:desc>PagerankByCalc.E1:PagerankByCalc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gerankByCalc.A2:PagerankByCalc.A47</svg:desc>
                </draw:g>
              </table:table-cell>
              <table:table-cell office:value-type="float" office:value="0.25">
                <text:p>0.25</text:p>
                <draw:g>
                  <svg:desc>PagerankByCalc.B2:PagerankByCalc.B47</svg:desc>
                </draw:g>
              </table:table-cell>
              <table:table-cell office:value-type="float" office:value="0.25">
                <text:p>0.25</text:p>
                <draw:g>
                  <svg:desc>PagerankByCalc.C2:PagerankByCalc.C47</svg:desc>
                </draw:g>
              </table:table-cell>
              <table:table-cell office:value-type="float" office:value="0.25">
                <text:p>0.25</text:p>
                <draw:g>
                  <svg:desc>PagerankByCalc.D2:PagerankByCalc.D47</svg:desc>
                </draw:g>
              </table:table-cell>
              <table:table-cell office:value-type="float" office:value="0.25">
                <text:p>0.25</text:p>
                <draw:g>
                  <svg:desc>PagerankByCalc.E2:PagerankByCalc.E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125">
                <text:p>0.1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5625">
                <text:p>0.562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18055555555556">
                <text:p>0.118055555555556</text:p>
              </table:table-cell>
              <table:table-cell office:value-type="float" office:value="0.482638888888889">
                <text:p>0.482638888888889</text:p>
              </table:table-cell>
              <table:table-cell office:value-type="float" office:value="0.28125">
                <text:p>0.28125</text:p>
              </table:table-cell>
              <table:table-cell office:value-type="float" office:value="0.118055555555556">
                <text:p>0.11805555555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9375">
                <text:p>0.09375</text:p>
              </table:table-cell>
              <table:table-cell office:value-type="float" office:value="0.571180555555556">
                <text:p>0.571180555555556</text:p>
              </table:table-cell>
              <table:table-cell office:value-type="float" office:value="0.241319444444444">
                <text:p>0.241319444444444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804398148148148">
                <text:p>0.0804398148148148</text:p>
              </table:table-cell>
              <table:table-cell office:value-type="float" office:value="0.553530092592593">
                <text:p>0.553530092592593</text:p>
              </table:table-cell>
              <table:table-cell office:value-type="float" office:value="0.285590277777778">
                <text:p>0.285590277777778</text:p>
              </table:table-cell>
              <table:table-cell office:value-type="float" office:value="0.0804398148148148">
                <text:p>0.0804398148148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951967592592593">
                <text:p>0.0951967592592593</text:p>
              </table:table-cell>
              <table:table-cell office:value-type="float" office:value="0.532841435185185">
                <text:p>0.532841435185185</text:p>
              </table:table-cell>
              <table:table-cell office:value-type="float" office:value="0.276765046296296">
                <text:p>0.276765046296296</text:p>
              </table:table-cell>
              <table:table-cell office:value-type="float" office:value="0.0951967592592593">
                <text:p>0.0951967592592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922550154320988">
                <text:p>0.0922550154320988</text:p>
              </table:table-cell>
              <table:table-cell office:value-type="float" office:value="0.54906925154321">
                <text:p>0.54906925154321</text:p>
              </table:table-cell>
              <table:table-cell office:value-type="float" office:value="0.266420717592593">
                <text:p>0.266420717592593</text:p>
              </table:table-cell>
              <table:table-cell office:value-type="float" office:value="0.0922550154320988">
                <text:p>0.0922550154320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888069058641975">
                <text:p>0.0888069058641975</text:p>
              </table:table-cell>
              <table:table-cell office:value-type="float" office:value="0.5478515625">
                <text:p>0.5478515625</text:p>
              </table:table-cell>
              <table:table-cell office:value-type="float" office:value="0.274534625771605">
                <text:p>0.274534625771605</text:p>
              </table:table-cell>
              <table:table-cell office:value-type="float" office:value="0.0888069058641975">
                <text:p>0.0888069058641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915115419238683">
                <text:p>0.0915115419238683</text:p>
              </table:table-cell>
              <table:table-cell office:value-type="float" office:value="0.543051134902263">
                <text:p>0.543051134902263</text:p>
              </table:table-cell>
              <table:table-cell office:value-type="float" office:value="0.27392578125">
                <text:p>0.27392578125</text:p>
              </table:table-cell>
              <table:table-cell office:value-type="float" office:value="0.0915115419238683">
                <text:p>0.0915115419238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9130859375">
                <text:p>0.09130859375</text:p>
              </table:table-cell>
              <table:table-cell office:value-type="float" office:value="0.545857245048868">
                <text:p>0.545857245048868</text:p>
              </table:table-cell>
              <table:table-cell office:value-type="float" office:value="0.271525567451132">
                <text:p>0.271525567451132</text:p>
              </table:table-cell>
              <table:table-cell office:value-type="float" office:value="0.09130859375">
                <text:p>0.0913085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905085224837105">
                <text:p>0.0905085224837105</text:p>
              </table:table-cell>
              <table:table-cell office:value-type="float" office:value="0.546054332508145">
                <text:p>0.546054332508145</text:p>
              </table:table-cell>
              <table:table-cell office:value-type="float" office:value="0.272928622524434">
                <text:p>0.272928622524434</text:p>
              </table:table-cell>
              <table:table-cell office:value-type="float" office:value="0.0905085224837105">
                <text:p>0.0905085224837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909762075081447">
                <text:p>0.0909762075081447</text:p>
              </table:table-cell>
              <table:table-cell office:value-type="float" office:value="0.545020418729638">
                <text:p>0.545020418729638</text:p>
              </table:table-cell>
              <table:table-cell office:value-type="float" office:value="0.273027166254072">
                <text:p>0.273027166254072</text:p>
              </table:table-cell>
              <table:table-cell office:value-type="float" office:value="0.0909762075081447">
                <text:p>0.0909762075081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910090554180241">
                <text:p>0.0910090554180241</text:p>
              </table:table-cell>
              <table:table-cell office:value-type="float" office:value="0.545471679799133">
                <text:p>0.545471679799133</text:p>
              </table:table-cell>
              <table:table-cell office:value-type="float" office:value="0.272510209364819">
                <text:p>0.272510209364819</text:p>
              </table:table-cell>
              <table:table-cell office:value-type="float" office:value="0.0910090554180241">
                <text:p>0.0910090554180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908367364549397">
                <text:p>0.0908367364549397</text:p>
              </table:table-cell>
              <table:table-cell office:value-type="float" office:value="0.545590687190554">
                <text:p>0.545590687190554</text:p>
              </table:table-cell>
              <table:table-cell office:value-type="float" office:value="0.272735839899566">
                <text:p>0.272735839899566</text:p>
              </table:table-cell>
              <table:table-cell office:value-type="float" office:value="0.0908367364549397">
                <text:p>0.0908367364549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909119466331888">
                <text:p>0.0909119466331888</text:p>
              </table:table-cell>
              <table:table-cell office:value-type="float" office:value="0.545380763138345">
                <text:p>0.545380763138345</text:p>
              </table:table-cell>
              <table:table-cell office:value-type="float" office:value="0.272795343595277">
                <text:p>0.272795343595277</text:p>
              </table:table-cell>
              <table:table-cell office:value-type="float" office:value="0.0909119466331888">
                <text:p>0.09091194663318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909317811984257">
                <text:p>0.0909317811984257</text:p>
              </table:table-cell>
              <table:table-cell office:value-type="float" office:value="0.545446056033976">
                <text:p>0.545446056033976</text:p>
              </table:table-cell>
              <table:table-cell office:value-type="float" office:value="0.272690381569173">
                <text:p>0.272690381569173</text:p>
              </table:table-cell>
              <table:table-cell office:value-type="float" office:value="0.0909317811984257">
                <text:p>0.0909317811984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908967938563909">
                <text:p>0.0908967938563909</text:p>
              </table:table-cell>
              <table:table-cell office:value-type="float" office:value="0.54548338427023">
                <text:p>0.54548338427023</text:p>
              </table:table-cell>
              <table:table-cell office:value-type="float" office:value="0.272723028016988">
                <text:p>0.272723028016988</text:p>
              </table:table-cell>
              <table:table-cell office:value-type="float" office:value="0.0908967938563909">
                <text:p>0.09089679385639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09076760056626">
                <text:p>0.0909076760056626</text:p>
              </table:table-cell>
              <table:table-cell office:value-type="float" office:value="0.545442955853559">
                <text:p>0.545442955853559</text:p>
              </table:table-cell>
              <table:table-cell office:value-type="float" office:value="0.272741692135115">
                <text:p>0.272741692135115</text:p>
              </table:table-cell>
              <table:table-cell office:value-type="float" office:value="0.0909076760056626">
                <text:p>0.0909076760056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909138973783717">
                <text:p>0.0909138973783717</text:p>
              </table:table-cell>
              <table:table-cell office:value-type="float" office:value="0.545450727316477">
                <text:p>0.545450727316477</text:p>
              </table:table-cell>
              <table:table-cell office:value-type="float" office:value="0.27272147792678">
                <text:p>0.27272147792678</text:p>
              </table:table-cell>
              <table:table-cell office:value-type="float" office:value="0.0909138973783717">
                <text:p>0.09091389737837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909071593089266">
                <text:p>0.0909071593089266</text:p>
              </table:table-cell>
              <table:table-cell office:value-type="float" office:value="0.545460317723908">
                <text:p>0.545460317723908</text:p>
              </table:table-cell>
              <table:table-cell office:value-type="float" office:value="0.272725363658238">
                <text:p>0.272725363658238</text:p>
              </table:table-cell>
              <table:table-cell office:value-type="float" office:value="0.0909071593089266">
                <text:p>0.0909071593089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909084545527461">
                <text:p>0.0909084545527461</text:p>
              </table:table-cell>
              <table:table-cell office:value-type="float" office:value="0.545452932032553">
                <text:p>0.545452932032553</text:p>
              </table:table-cell>
              <table:table-cell office:value-type="float" office:value="0.272730158861954">
                <text:p>0.272730158861954</text:p>
              </table:table-cell>
              <table:table-cell office:value-type="float" office:value="0.0909084545527461">
                <text:p>0.09090845455274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909100529539847">
                <text:p>0.0909100529539847</text:p>
              </table:table-cell>
              <table:table-cell office:value-type="float" office:value="0.545453428075754">
                <text:p>0.545453428075754</text:p>
              </table:table-cell>
              <table:table-cell office:value-type="float" office:value="0.272726466016277">
                <text:p>0.272726466016277</text:p>
              </table:table-cell>
              <table:table-cell office:value-type="float" office:value="0.0909100529539847">
                <text:p>0.0909100529539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909088220054256">
                <text:p>0.0909088220054256</text:p>
              </table:table-cell>
              <table:table-cell office:value-type="float" office:value="0.545455641951272">
                <text:p>0.545455641951272</text:p>
              </table:table-cell>
              <table:table-cell office:value-type="float" office:value="0.272726714037877">
                <text:p>0.272726714037877</text:p>
              </table:table-cell>
              <table:table-cell office:value-type="float" office:value="0.0909088220054256">
                <text:p>0.0909088220054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909089046792923">
                <text:p>0.0909089046792923</text:p>
              </table:table-cell>
              <table:table-cell office:value-type="float" office:value="0.545454369665779">
                <text:p>0.545454369665779</text:p>
              </table:table-cell>
              <table:table-cell office:value-type="float" office:value="0.272727820975636">
                <text:p>0.272727820975636</text:p>
              </table:table-cell>
              <table:table-cell office:value-type="float" office:value="0.0909089046792923">
                <text:p>0.09090890467929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909092736585453">
                <text:p>0.0909092736585453</text:p>
              </table:table-cell>
              <table:table-cell office:value-type="float" office:value="0.545454267850019">
                <text:p>0.545454267850019</text:p>
              </table:table-cell>
              <table:table-cell office:value-type="float" office:value="0.27272718483289">
                <text:p>0.27272718483289</text:p>
              </table:table-cell>
              <table:table-cell office:value-type="float" office:value="0.0909092736585453">
                <text:p>0.09090927365854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909090616109632">
                <text:p>0.0909090616109632</text:p>
              </table:table-cell>
              <table:table-cell office:value-type="float" office:value="0.545454742853063">
                <text:p>0.545454742853063</text:p>
              </table:table-cell>
              <table:table-cell office:value-type="float" office:value="0.27272713392501">
                <text:p>0.27272713392501</text:p>
              </table:table-cell>
              <table:table-cell office:value-type="float" office:value="0.0909090616109632">
                <text:p>0.09090906161096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909090446416699">
                <text:p>0.0909090446416699</text:p>
              </table:table-cell>
              <table:table-cell office:value-type="float" office:value="0.545454539290128">
                <text:p>0.545454539290128</text:p>
              </table:table-cell>
              <table:table-cell office:value-type="float" office:value="0.272727371426532">
                <text:p>0.272727371426532</text:p>
              </table:table-cell>
              <table:table-cell office:value-type="float" office:value="0.0909090446416699">
                <text:p>0.09090904464166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09091238088439">
                <text:p>0.0909091238088439</text:p>
              </table:table-cell>
              <table:table-cell office:value-type="float" office:value="0.545454482737248">
                <text:p>0.545454482737248</text:p>
              </table:table-cell>
              <table:table-cell office:value-type="float" office:value="0.272727269645064">
                <text:p>0.272727269645064</text:p>
              </table:table-cell>
              <table:table-cell office:value-type="float" office:value="0.0909091238088439">
                <text:p>0.09090912380884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0909089881688">
                <text:p>0.090909089881688</text:p>
              </table:table-cell>
              <table:table-cell office:value-type="float" office:value="0.545454578868">
                <text:p>0.545454578868</text:p>
              </table:table-cell>
              <table:table-cell office:value-type="float" office:value="0.272727241368624">
                <text:p>0.272727241368624</text:p>
              </table:table-cell>
              <table:table-cell office:value-type="float" office:value="0.090909089881688">
                <text:p>0.0909090898816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0909080456208">
                <text:p>0.090909080456208</text:p>
              </table:table-cell>
              <table:table-cell office:value-type="float" office:value="0.545454549653584">
                <text:p>0.545454549653584</text:p>
              </table:table-cell>
              <table:table-cell office:value-type="float" office:value="0.272727289434">
                <text:p>0.272727289434</text:p>
              </table:table-cell>
              <table:table-cell office:value-type="float" office:value="0.090909080456208">
                <text:p>0.090909080456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909090964779999">
                <text:p>0.0909090964779999</text:p>
              </table:table-cell>
              <table:table-cell office:value-type="float" office:value="0.545454532217208">
                <text:p>0.545454532217208</text:p>
              </table:table-cell>
              <table:table-cell office:value-type="float" office:value="0.272727274826792">
                <text:p>0.272727274826792</text:p>
              </table:table-cell>
              <table:table-cell office:value-type="float" office:value="0.0909090964779999">
                <text:p>0.090909096477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909090916089306">
                <text:p>0.0909090916089306</text:p>
              </table:table-cell>
              <table:table-cell office:value-type="float" office:value="0.545454550673534">
                <text:p>0.545454550673534</text:p>
              </table:table-cell>
              <table:table-cell office:value-type="float" office:value="0.272727266108604">
                <text:p>0.272727266108604</text:p>
              </table:table-cell>
              <table:table-cell office:value-type="float" office:value="0.0909090916089306">
                <text:p>0.0909090916089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90909088702868">
                <text:p>0.090909088702868</text:p>
              </table:table-cell>
              <table:table-cell office:value-type="float" office:value="0.545454547257496">
                <text:p>0.545454547257496</text:p>
              </table:table-cell>
              <table:table-cell office:value-type="float" office:value="0.272727275336767">
                <text:p>0.272727275336767</text:p>
              </table:table-cell>
              <table:table-cell office:value-type="float" office:value="0.090909088702868">
                <text:p>0.0909090887028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909090917789224">
                <text:p>0.0909090917789224</text:p>
              </table:table-cell>
              <table:table-cell office:value-type="float" office:value="0.545454542813407">
                <text:p>0.545454542813407</text:p>
              </table:table-cell>
              <table:table-cell office:value-type="float" office:value="0.272727273628748">
                <text:p>0.272727273628748</text:p>
              </table:table-cell>
              <table:table-cell office:value-type="float" office:value="0.0909090917789224">
                <text:p>0.09090909177892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909090912095827">
                <text:p>0.0909090912095827</text:p>
              </table:table-cell>
              <table:table-cell office:value-type="float" office:value="0.545454546174131">
                <text:p>0.545454546174131</text:p>
              </table:table-cell>
              <table:table-cell office:value-type="float" office:value="0.272727271406703">
                <text:p>0.272727271406703</text:p>
              </table:table-cell>
              <table:table-cell office:value-type="float" office:value="0.0909090912095827">
                <text:p>0.09090909120958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909090904689011">
                <text:p>0.0909090904689011</text:p>
              </table:table-cell>
              <table:table-cell office:value-type="float" office:value="0.545454545975132">
                <text:p>0.545454545975132</text:p>
              </table:table-cell>
              <table:table-cell office:value-type="float" office:value="0.272727273087065">
                <text:p>0.272727273087065</text:p>
              </table:table-cell>
              <table:table-cell office:value-type="float" office:value="0.0909090904689011">
                <text:p>0.09090909046890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909090910290218">
                <text:p>0.0909090910290218</text:p>
              </table:table-cell>
              <table:table-cell office:value-type="float" office:value="0.54545454495439">
                <text:p>0.54545454495439</text:p>
              </table:table-cell>
              <table:table-cell office:value-type="float" office:value="0.272727272987566">
                <text:p>0.272727272987566</text:p>
              </table:table-cell>
              <table:table-cell office:value-type="float" office:value="0.0909090910290218">
                <text:p>0.09090909102902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909090909958553">
                <text:p>0.0909090909958553</text:p>
              </table:table-cell>
              <table:table-cell office:value-type="float" office:value="0.545454545531094">
                <text:p>0.545454545531094</text:p>
              </table:table-cell>
              <table:table-cell office:value-type="float" office:value="0.272727272477195">
                <text:p>0.272727272477195</text:p>
              </table:table-cell>
              <table:table-cell office:value-type="float" office:value="0.0909090909958553">
                <text:p>0.09090909099585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909090908257317">
                <text:p>0.0909090908257317</text:p>
              </table:table-cell>
              <table:table-cell office:value-type="float" office:value="0.545454545582989">
                <text:p>0.545454545582989</text:p>
              </table:table-cell>
              <table:table-cell office:value-type="float" office:value="0.272727272765547">
                <text:p>0.272727272765547</text:p>
              </table:table-cell>
              <table:table-cell office:value-type="float" office:value="0.0909090908257317">
                <text:p>0.09090909082573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90909090921849">
                <text:p>0.090909090921849</text:p>
              </table:table-cell>
              <table:table-cell office:value-type="float" office:value="0.545454545364807">
                <text:p>0.545454545364807</text:p>
              </table:table-cell>
              <table:table-cell office:value-type="float" office:value="0.272727272791495">
                <text:p>0.272727272791495</text:p>
              </table:table-cell>
              <table:table-cell office:value-type="float" office:value="0.090909090921849">
                <text:p>0.0909090909218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909090909304982">
                <text:p>0.0909090909304982</text:p>
              </table:table-cell>
              <table:table-cell office:value-type="float" office:value="0.5454545454566">
                <text:p>0.5454545454566</text:p>
              </table:table-cell>
              <table:table-cell office:value-type="float" office:value="0.272727272682403">
                <text:p>0.272727272682403</text:p>
              </table:table-cell>
              <table:table-cell office:value-type="float" office:value="0.0909090909304982">
                <text:p>0.09090909093049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909090908941345">
                <text:p>0.0909090908941345</text:p>
              </table:table-cell>
              <table:table-cell office:value-type="float" office:value="0.545454545483431">
                <text:p>0.545454545483431</text:p>
              </table:table-cell>
              <table:table-cell office:value-type="float" office:value="0.2727272727283">
                <text:p>0.2727272727283</text:p>
              </table:table-cell>
              <table:table-cell office:value-type="float" office:value="0.0909090908941345">
                <text:p>0.0909090908941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909090909094333">
                <text:p>0.0909090909094333</text:p>
              </table:table-cell>
              <table:table-cell office:value-type="float" office:value="0.545454545439418">
                <text:p>0.545454545439418</text:p>
              </table:table-cell>
              <table:table-cell office:value-type="float" office:value="0.272727272741715">
                <text:p>0.272727272741715</text:p>
              </table:table-cell>
              <table:table-cell office:value-type="float" office:value="0.0909090909094333">
                <text:p>0.0909090909094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909090909139051">
                <text:p>0.0909090909139051</text:p>
              </table:table-cell>
              <table:table-cell office:value-type="float" office:value="0.54545454545248">
                <text:p>0.54545454545248</text:p>
              </table:table-cell>
              <table:table-cell office:value-type="float" office:value="0.272727272719709">
                <text:p>0.272727272719709</text:p>
              </table:table-cell>
              <table:table-cell office:value-type="float" office:value="0.0909090909139051">
                <text:p>0.09090909091390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909090909065696">
                <text:p>0.0909090909065696</text:p>
              </table:table-cell>
              <table:table-cell office:value-type="float" office:value="0.54545454546062">
                <text:p>0.54545454546062</text:p>
              </table:table-cell>
              <table:table-cell office:value-type="float" office:value="0.27272727272624">
                <text:p>0.27272727272624</text:p>
              </table:table-cell>
              <table:table-cell office:value-type="float" office:value="0.0909090909065696">
                <text:p>0.0909090909065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